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1c4fed" officeooo:paragraph-rsid="001c4fed"/>
    </style:style>
    <style:style style:name="P2" style:family="paragraph" style:parent-style-name="Preformatted_20_Text">
      <style:text-properties officeooo:rsid="0020232b" officeooo:paragraph-rsid="0020232b"/>
    </style:style>
    <style:style style:name="P3" style:family="paragraph" style:parent-style-name="Preformatted_20_Text">
      <style:text-properties officeooo:rsid="00269cc5" officeooo:paragraph-rsid="00269cc5"/>
    </style:style>
    <style:style style:name="P4" style:family="paragraph" style:parent-style-name="Preformatted_20_Text">
      <style:text-properties officeooo:rsid="00283510" officeooo:paragraph-rsid="00283510"/>
    </style:style>
    <style:style style:name="P5" style:family="paragraph" style:parent-style-name="Preformatted_20_Text">
      <style:text-properties fo:font-size="12pt" officeooo:rsid="001acc06" officeooo:paragraph-rsid="001acc06" style:font-size-asian="12pt" style:font-size-complex="12pt"/>
    </style:style>
    <style:style style:name="P6" style:family="paragraph" style:parent-style-name="Preformatted_20_Text">
      <style:text-properties fo:font-size="12pt" officeooo:paragraph-rsid="001acc06" style:font-size-asian="12pt" style:font-size-complex="12pt"/>
    </style:style>
    <style:style style:name="P7" style:family="paragraph" style:parent-style-name="Preformatted_20_Text">
      <style:text-properties fo:font-size="12pt" officeooo:rsid="001c4fed" officeooo:paragraph-rsid="001c4fed" style:font-size-asian="12pt" style:font-size-complex="12pt"/>
    </style:style>
    <style:style style:name="P8" style:family="paragraph" style:parent-style-name="Preformatted_20_Text">
      <style:text-properties fo:font-size="12pt" officeooo:rsid="001c6bc1" officeooo:paragraph-rsid="001c6bc1" style:font-size-asian="12pt" style:font-size-complex="12pt"/>
    </style:style>
    <style:style style:name="P9" style:family="paragraph" style:parent-style-name="Preformatted_20_Text">
      <style:text-properties fo:font-size="12pt" officeooo:rsid="001de074" officeooo:paragraph-rsid="001de074" style:font-size-asian="12pt" style:font-size-complex="12pt"/>
    </style:style>
    <style:style style:name="P10" style:family="paragraph" style:parent-style-name="Preformatted_20_Text">
      <style:text-properties fo:font-size="12pt" officeooo:rsid="001e6c30" officeooo:paragraph-rsid="001e6c30" style:font-size-asian="12pt" style:font-size-complex="12pt"/>
    </style:style>
    <style:style style:name="P11" style:family="paragraph" style:parent-style-name="Preformatted_20_Text">
      <style:text-properties fo:font-size="12pt" officeooo:rsid="001fde4d" officeooo:paragraph-rsid="001fde4d" style:font-size-asian="12pt" style:font-size-complex="12pt"/>
    </style:style>
    <style:style style:name="P12" style:family="paragraph" style:parent-style-name="Preformatted_20_Text">
      <style:text-properties fo:font-size="12pt" officeooo:rsid="001feffb" officeooo:paragraph-rsid="001feffb" style:font-size-asian="12pt" style:font-size-complex="12pt"/>
    </style:style>
    <style:style style:name="P13" style:family="paragraph" style:parent-style-name="Preformatted_20_Text">
      <style:text-properties fo:font-size="12pt" officeooo:rsid="0020232b" officeooo:paragraph-rsid="0020232b" style:font-size-asian="12pt" style:font-size-complex="12pt"/>
    </style:style>
    <style:style style:name="P14" style:family="paragraph" style:parent-style-name="Preformatted_20_Text">
      <style:text-properties fo:font-size="12pt" officeooo:rsid="00207521" officeooo:paragraph-rsid="00207521" style:font-size-asian="12pt" style:font-size-complex="12pt"/>
    </style:style>
    <style:style style:name="P15" style:family="paragraph" style:parent-style-name="Preformatted_20_Text">
      <style:text-properties fo:font-size="12pt" officeooo:rsid="0021642a" officeooo:paragraph-rsid="0021642a" style:font-size-asian="12pt" style:font-size-complex="12pt"/>
    </style:style>
    <style:style style:name="P16" style:family="paragraph" style:parent-style-name="Preformatted_20_Text">
      <style:text-properties fo:font-size="12pt" officeooo:rsid="0022107e" officeooo:paragraph-rsid="0022107e" style:font-size-asian="12pt" style:font-size-complex="12pt"/>
    </style:style>
    <style:style style:name="P17" style:family="paragraph" style:parent-style-name="Preformatted_20_Text">
      <style:text-properties fo:font-size="12pt" officeooo:rsid="0023746b" officeooo:paragraph-rsid="0023746b" style:font-size-asian="12pt" style:font-size-complex="12pt"/>
    </style:style>
    <style:style style:name="P18" style:family="paragraph" style:parent-style-name="Preformatted_20_Text">
      <style:text-properties fo:font-size="12pt" officeooo:rsid="0025124a" officeooo:paragraph-rsid="0025124a" style:font-size-asian="12pt" style:font-size-complex="12pt"/>
    </style:style>
    <style:style style:name="P19" style:family="paragraph" style:parent-style-name="Preformatted_20_Text">
      <style:text-properties fo:font-size="12pt" officeooo:rsid="00269cc5" officeooo:paragraph-rsid="00269cc5" style:font-size-asian="12pt" style:font-size-complex="12pt"/>
    </style:style>
    <style:style style:name="P20" style:family="paragraph" style:parent-style-name="Preformatted_20_Text">
      <style:text-properties fo:font-size="12pt" officeooo:paragraph-rsid="00269cc5" style:font-size-asian="12pt" style:font-size-complex="12pt"/>
    </style:style>
    <style:style style:name="P21" style:family="paragraph" style:parent-style-name="Preformatted_20_Text">
      <style:text-properties fo:font-size="12pt" officeooo:rsid="00283510" officeooo:paragraph-rsid="00283510" style:font-size-asian="12pt" style:font-size-complex="12pt"/>
    </style:style>
    <style:style style:name="P22" style:family="paragraph" style:parent-style-name="Preformatted_20_Text">
      <style:text-properties fo:font-size="12pt" officeooo:paragraph-rsid="00283510" style:font-size-asian="12pt" style:font-size-complex="12pt"/>
    </style:style>
    <style:style style:name="P23" style:family="paragraph" style:parent-style-name="Preformatted_20_Text">
      <style:text-properties fo:font-size="12pt" officeooo:rsid="002b1bd3" officeooo:paragraph-rsid="002b1bd3" style:font-size-asian="12pt" style:font-size-complex="12pt"/>
    </style:style>
    <style:style style:name="P24" style:family="paragraph" style:parent-style-name="Preformatted_20_Text">
      <style:text-properties fo:font-size="12pt" fo:font-weight="bold" officeooo:rsid="001c6bc1" officeooo:paragraph-rsid="001c6bc1" style:font-size-asian="12pt" style:font-weight-asian="bold" style:font-size-complex="12pt" style:font-weight-complex="bold"/>
    </style:style>
    <style:style style:name="P25" style:family="paragraph" style:parent-style-name="Preformatted_20_Text">
      <style:text-properties fo:font-size="12pt" fo:font-weight="bold" officeooo:rsid="001de074" officeooo:paragraph-rsid="001de074" style:font-size-asian="12pt" style:font-weight-asian="bold" style:font-size-complex="12pt" style:font-weight-complex="bold"/>
    </style:style>
    <style:style style:name="P26" style:family="paragraph" style:parent-style-name="Preformatted_20_Text">
      <style:text-properties fo:font-size="12pt" fo:font-weight="bold" officeooo:rsid="001e6c30" officeooo:paragraph-rsid="001e6c30" style:font-size-asian="12pt" style:font-weight-asian="bold" style:font-size-complex="12pt" style:font-weight-complex="bold"/>
    </style:style>
    <style:style style:name="P27" style:family="paragraph" style:parent-style-name="Preformatted_20_Text">
      <style:text-properties fo:font-size="12pt" fo:font-weight="bold" officeooo:rsid="00207521" officeooo:paragraph-rsid="00207521" style:font-size-asian="12pt" style:font-weight-asian="bold" style:font-size-complex="12pt" style:font-weight-complex="bold"/>
    </style:style>
    <style:style style:name="P28" style:family="paragraph" style:parent-style-name="Preformatted_20_Text">
      <style:text-properties fo:font-size="12pt" fo:font-weight="bold" officeooo:rsid="0021642a" officeooo:paragraph-rsid="0021642a" style:font-size-asian="12pt" style:font-weight-asian="bold" style:font-size-complex="12pt" style:font-weight-complex="bold"/>
    </style:style>
    <style:style style:name="P29" style:family="paragraph" style:parent-style-name="Preformatted_20_Text">
      <style:text-properties fo:font-size="12pt" fo:font-weight="bold" officeooo:rsid="0022107e" officeooo:paragraph-rsid="0022107e" style:font-size-asian="12pt" style:font-weight-asian="bold" style:font-size-complex="12pt" style:font-weight-complex="bold"/>
    </style:style>
    <style:style style:name="P30" style:family="paragraph" style:parent-style-name="Preformatted_20_Text">
      <style:text-properties fo:font-size="12pt" fo:font-weight="bold" officeooo:rsid="0023746b" officeooo:paragraph-rsid="0023746b" style:font-size-asian="12pt" style:font-weight-asian="bold" style:font-size-complex="12pt" style:font-weight-complex="bold"/>
    </style:style>
    <style:style style:name="P31" style:family="paragraph" style:parent-style-name="Preformatted_20_Text">
      <style:text-properties fo:font-size="12pt" fo:font-weight="bold" officeooo:rsid="0025124a" officeooo:paragraph-rsid="0025124a" style:font-size-asian="12pt" style:font-weight-asian="bold" style:font-size-complex="12pt" style:font-weight-complex="bold"/>
    </style:style>
    <style:style style:name="P32" style:family="paragraph" style:parent-style-name="Preformatted_20_Text">
      <style:text-properties fo:font-size="12pt" fo:font-weight="bold" officeooo:rsid="00269cc5" officeooo:paragraph-rsid="00269cc5" style:font-size-asian="12pt" style:font-weight-asian="bold" style:font-size-complex="12pt" style:font-weight-complex="bold"/>
    </style:style>
    <style:style style:name="P33" style:family="paragraph" style:parent-style-name="Preformatted_20_Text">
      <style:text-properties fo:font-size="16pt" fo:font-weight="bold" officeooo:rsid="002b1bd3" officeooo:paragraph-rsid="002b1bd3" style:font-size-asian="16pt" style:font-weight-asian="bold" style:font-size-complex="16pt" style:font-weight-complex="bold"/>
    </style:style>
    <style:style style:name="P34" style:family="paragraph" style:parent-style-name="Preformatted_20_Text" style:list-style-name="L1">
      <style:text-properties fo:font-size="12pt" officeooo:rsid="001acc06" officeooo:paragraph-rsid="001acc06" style:font-size-asian="12pt" style:font-size-complex="12pt"/>
    </style:style>
    <style:style style:name="P35" style:family="paragraph" style:parent-style-name="Preformatted_20_Text" style:list-style-name="L2">
      <style:text-properties fo:font-size="12pt" officeooo:rsid="001acc06" officeooo:paragraph-rsid="001acc06" style:font-size-asian="12pt" style:font-size-complex="12pt"/>
    </style:style>
    <style:style style:name="P36" style:family="paragraph" style:parent-style-name="Preformatted_20_Text" style:list-style-name="L3">
      <style:text-properties fo:font-size="12pt" officeooo:rsid="001acc06" officeooo:paragraph-rsid="001acc06" style:font-size-asian="12pt" style:font-size-complex="12pt"/>
    </style:style>
    <style:style style:name="P37" style:family="paragraph" style:parent-style-name="Preformatted_20_Text" style:list-style-name="L4">
      <style:text-properties fo:font-size="12pt" officeooo:rsid="001acc06" officeooo:paragraph-rsid="001acc06" style:font-size-asian="12pt" style:font-size-complex="12pt"/>
    </style:style>
    <style:style style:name="P38" style:family="paragraph" style:parent-style-name="Preformatted_20_Text" style:list-style-name="L5">
      <style:text-properties fo:font-size="12pt" officeooo:rsid="001acc06" officeooo:paragraph-rsid="001acc06" style:font-size-asian="12pt" style:font-size-complex="12pt"/>
    </style:style>
    <style:style style:name="P39" style:family="paragraph" style:parent-style-name="Preformatted_20_Text" style:list-style-name="L6">
      <style:text-properties fo:font-size="12pt" officeooo:rsid="001acc06" officeooo:paragraph-rsid="001acc06" style:font-size-asian="12pt" style:font-size-complex="12pt"/>
    </style:style>
    <style:style style:name="P40" style:family="paragraph" style:parent-style-name="Preformatted_20_Text" style:list-style-name="L7">
      <style:text-properties fo:font-size="12pt" officeooo:rsid="001acc06" officeooo:paragraph-rsid="001acc06" style:font-size-asian="12pt" style:font-size-complex="12pt"/>
    </style:style>
    <style:style style:name="P41" style:family="paragraph" style:parent-style-name="Preformatted_20_Text" style:list-style-name="L8">
      <style:text-properties fo:font-size="12pt" officeooo:rsid="001acc06" officeooo:paragraph-rsid="001acc06" style:font-size-asian="12pt" style:font-size-complex="12pt"/>
    </style:style>
    <style:style style:name="P42" style:family="paragraph" style:parent-style-name="Preformatted_20_Text" style:list-style-name="L9">
      <style:text-properties fo:font-size="12pt" officeooo:rsid="001acc06" officeooo:paragraph-rsid="001acc06" style:font-size-asian="12pt" style:font-size-complex="12pt"/>
    </style:style>
    <style:style style:name="P43" style:family="paragraph" style:parent-style-name="Preformatted_20_Text" style:list-style-name="L10">
      <style:text-properties fo:font-size="12pt" officeooo:rsid="001acc06" officeooo:paragraph-rsid="001acc06" style:font-size-asian="12pt" style:font-size-complex="12pt"/>
    </style:style>
    <style:style style:name="P44" style:family="paragraph" style:parent-style-name="Preformatted_20_Text" style:list-style-name="L11">
      <style:text-properties fo:font-size="12pt" officeooo:rsid="001acc06" officeooo:paragraph-rsid="001acc06" style:font-size-asian="12pt" style:font-size-complex="12pt"/>
    </style:style>
    <style:style style:name="P45" style:family="paragraph" style:parent-style-name="Preformatted_20_Text">
      <style:text-properties fo:font-size="12pt" officeooo:rsid="00283510" officeooo:paragraph-rsid="00283510" style:font-size-asian="12pt" style:font-size-complex="12pt"/>
    </style:style>
    <style:style style:name="P46" style:family="paragraph" style:parent-style-name="Preformatted_20_Text">
      <style:text-properties fo:font-size="12pt" officeooo:rsid="002c044e" officeooo:paragraph-rsid="002c044e" style:font-size-asian="12pt" style:font-size-complex="12pt"/>
    </style:style>
    <style:style style:name="P47" style:family="paragraph" style:parent-style-name="Preformatted_20_Text">
      <style:text-properties fo:font-size="12pt" officeooo:rsid="001feffb" officeooo:paragraph-rsid="002c044e" style:font-size-asian="12pt" style:font-size-complex="12pt"/>
    </style:style>
    <style:style style:name="P48" style:family="paragraph" style:parent-style-name="Preformatted_20_Text">
      <style:text-properties fo:font-size="12pt" fo:font-weight="bold" officeooo:rsid="001e6c30" officeooo:paragraph-rsid="001e6c30" style:font-size-asian="12pt" style:font-weight-asian="bold" style:font-size-complex="12pt" style:font-weight-complex="bold"/>
    </style:style>
    <style:style style:name="P49" style:family="paragraph" style:parent-style-name="Preformatted_20_Text">
      <style:text-properties fo:font-size="15pt" fo:font-weight="bold" officeooo:rsid="002c044e" officeooo:paragraph-rsid="002c044e" style:font-size-asian="15pt" style:font-weight-asian="bold" style:font-size-complex="15pt" style:font-weight-complex="bold"/>
    </style:style>
    <style:style style:name="T1" style:family="text">
      <style:text-properties officeooo:rsid="00283510"/>
    </style:style>
    <style:style style:name="T2" style:family="text">
      <style:text-properties fo:font-size="12pt" style:font-size-asian="12pt" style:font-size-complex="12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weight="bold" style:font-weight-asian="bold" style:font-weight-complex="bold"/>
    </style:style>
    <style:style style:name="T5" style:family="text">
      <style:text-properties fo:font-size="15pt" fo:font-weight="bold" style:font-size-asian="15pt" style:font-weight-asian="bold" style:font-size-complex="15pt" style:font-weight-complex="bold"/>
    </style:style>
    <style:style style:name="T6" style:family="text">
      <style:text-properties officeooo:rsid="002c044e"/>
    </style:style>
    <style:style style:name="T7" style:family="text">
      <style:text-properties officeooo:rsid="002d6f05"/>
    </style:style>
    <style:style style:name="T8" style:family="text">
      <style:text-properties officeooo:rsid="002e4bb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span text:style-name="T5">PING</text:span></text:p>
      <text:p text:style-name="P5"/>
      <text:p text:style-name="P5"><text:tab/>PING (Packet Internet Groper) command is used to check the network connectivity between host and server/host. This command takes as input the IP address or the URL and sends a data packet to the specified address with the message “PING” and get a response from the server/host this time is recorded</text:p>
      <text:p text:style-name="P5"/>
      <text:p text:style-name="P5"><text:span text:style-name="T4">Options</text:span>:</text:p>
      <text:p text:style-name="P5"/>
      <text:p text:style-name="P5">$ping -s &lt;Packet_Size&gt; &lt;Target&gt; : change size of packet</text:p>
      <text:p text:style-name="P5">$ping -c &lt;Target&gt;: fix number of packets sent</text:p>
      <text:p text:style-name="P5"/>
      <text:p text:style-name="P5"><text:span text:style-name="T4">Results</text:span>:</text:p>
      <text:p text:style-name="P6"/>
      <text:p text:style-name="P5"><text:tab/><text:span text:style-name="T4">iitrpr.ac.in</text:span>:</text:p>
      <text:list xml:id="list3382633511634676831" text:style-name="L1">
        <text:list-item>
          <text:p text:style-name="P34">RTT(min/avg/max): 1.386/2.083/2.780 ms</text:p>
        </text:list-item>
        <text:list-item>
          <text:p text:style-name="P34">percent loss: 0%</text:p>
        </text:list-item>
        <text:list-item>
          <text:p text:style-name="P34">default size: <text:span text:style-name="T8">56</text:span> bytes</text:p>
        </text:list-item>
        <text:list-item>
          <text:p text:style-name="P34">RTT for 100 bytes sized packets(min/avg/max): 3.092/3.353/4.013 ms</text:p>
          <text:p text:style-name="P34"/>
        </text:list-item>
      </text:list>
      <text:list xml:id="list7168793988858974662" text:style-name="L2">
        <text:list-header>
          <text:p text:style-name="P35"><text:span text:style-name="T4">google.com</text:span>:</text:p>
        </text:list-header>
      </text:list>
      <text:list xml:id="list417773077037919700" text:style-name="L3">
        <text:list-item>
          <text:p text:style-name="P36">RTT(min/avg/max): 34.859/37.303/43.868 ms</text:p>
        </text:list-item>
        <text:list-item>
          <text:p text:style-name="P36">percent loss: 0%</text:p>
        </text:list-item>
        <text:list-item>
          <text:p text:style-name="P36">default size:<text:span text:style-name="T8">56</text:span> bytes</text:p>
        </text:list-item>
        <text:list-item>
          <text:p text:style-name="P36">RTT for 100 bytes sized packets(min/avg/max): 34.529/35.296/36.338 ms</text:p>
        </text:list-item>
      </text:list>
      <text:p text:style-name="P5"/>
      <text:p text:style-name="P5"/>
      <text:p text:style-name="P5"><text:tab/><text:span text:style-name="T4">google.co.in</text:span>:</text:p>
      <text:list xml:id="list7356277642062938246" text:style-name="L4">
        <text:list-item>
          <text:p text:style-name="P37">RTT(min/avg/max): 30.138/31.774/32.391 ms</text:p>
        </text:list-item>
        <text:list-item>
          <text:p text:style-name="P37">percent loss: 0%</text:p>
        </text:list-item>
        <text:list-item>
          <text:p text:style-name="P37">default size: 56 bytes</text:p>
        </text:list-item>
        <text:list-item>
          <text:p text:style-name="P37">RTT for 100 bytes sized packets(min/avg/max): <text:s/>31.372/39.636/86.359 ms</text:p>
        </text:list-item>
      </text:list>
      <text:p text:style-name="P5"/>
      <text:p text:style-name="P5"/>
      <text:p text:style-name="P5"/>
      <text:p text:style-name="P5"><text:tab/><text:span text:style-name="T4">gmail.com</text:span>:</text:p>
      <text:list xml:id="list7297685563747693347" text:style-name="L5">
        <text:list-item>
          <text:p text:style-name="P38">RTT(min/avg/max):32.536/33.154/33.672 ms</text:p>
        </text:list-item>
        <text:list-item>
          <text:p text:style-name="P38">percent loss: 0%</text:p>
        </text:list-item>
        <text:list-item>
          <text:p text:style-name="P38">default size: 56 bytes</text:p>
        </text:list-item>
        <text:list-item>
          <text:p text:style-name="P38">RTT for 100 bytes sized packets(min/avg/max):33.129/33.246/33.381 ms</text:p>
          <text:p text:style-name="P38"/>
        </text:list-item>
      </text:list>
      <text:p text:style-name="P5"/>
      <text:p text:style-name="P5"><text:tab/><text:span text:style-name="T4">facebook.com</text:span>:</text:p>
      <text:list xml:id="list74374222582205718" text:style-name="L6">
        <text:list-item>
          <text:p text:style-name="P39">RTT(min/avg/max):33.111/33.536/34.216 ms</text:p>
        </text:list-item>
        <text:list-item>
          <text:p text:style-name="P39">percent loss: 0%</text:p>
        </text:list-item>
        <text:list-item>
          <text:p text:style-name="P39">default size: 56 bytes</text:p>
        </text:list-item>
        <text:list-item>
          <text:p text:style-name="P39"><text:soft-page-break/>RTT for 100 bytes sized packets(min/avg/max):32.044/57.134/117.535 ms</text:p>
        </text:list-item>
      </text:list>
      <text:p text:style-name="P5"/>
      <text:p text:style-name="P5"/>
      <text:p text:style-name="P5"><text:tab/><text:span text:style-name="T4">wikipedia.org</text:span>:</text:p>
      <text:list xml:id="list5321784686168695485" text:style-name="L7">
        <text:list-item>
          <text:p text:style-name="P40">RTT(min/avg/max):209.774/246.667/289.854 ms</text:p>
        </text:list-item>
        <text:list-item>
          <text:p text:style-name="P40">percent loss: 0%</text:p>
        </text:list-item>
        <text:list-item>
          <text:p text:style-name="P40">default size: 56 bytes</text:p>
        </text:list-item>
        <text:list-item>
          <text:p text:style-name="P40">RTT for 100 bytes sized packets(min/avg/max):192.411/231.738/271.139 ms</text:p>
          <text:p text:style-name="P40"/>
        </text:list-item>
      </text:list>
      <text:p text:style-name="P5"/>
      <text:p text:style-name="P5"><text:tab/><text:span text:style-name="T4">india.gov.in</text:span>:</text:p>
      <text:list xml:id="list4128398129507031999" text:style-name="L8">
        <text:list-item>
          <text:p text:style-name="P41">RTT(min/avg/max):No Response</text:p>
        </text:list-item>
        <text:list-item>
          <text:p text:style-name="P41">percent loss: 100%</text:p>
        </text:list-item>
        <text:list-item>
          <text:p text:style-name="P41">default size: 56 bytes</text:p>
        </text:list-item>
        <text:list-item>
          <text:p text:style-name="P41">RTT for 100 bytes sized packets(min/avg/max):No Response</text:p>
          <text:p text:style-name="P41"/>
        </text:list-item>
      </text:list>
      <text:p text:style-name="P5"><text:tab/><text:span text:style-name="T4">nationalgeographic.com</text:span>:</text:p>
      <text:list xml:id="list3412706971600038558" text:style-name="L9">
        <text:list-item>
          <text:p text:style-name="P42">RTT(min/avg/max):13.923/14.871/15.724 ms</text:p>
        </text:list-item>
        <text:list-item>
          <text:p text:style-name="P42">percent loss: 0%</text:p>
        </text:list-item>
        <text:list-item>
          <text:p text:style-name="P42">default size: 56 bytes</text:p>
        </text:list-item>
        <text:list-item>
          <text:p text:style-name="P42">RTT for 100 bytes sized packets(min/avg/max):13.876/14.541/15.409 ms</text:p>
        </text:list-item>
      </text:list>
      <text:p text:style-name="P5"/>
      <text:p text:style-name="P5"><text:tab/><text:span text:style-name="T4">nkn.gov.in</text:span>:</text:p>
      <text:list xml:id="list2866823409011488665" text:style-name="L10">
        <text:list-item>
          <text:p text:style-name="P43">RTT(min/avg/max: No Response</text:p>
        </text:list-item>
        <text:list-item>
          <text:p text:style-name="P43">percent loss: 100%</text:p>
        </text:list-item>
        <text:list-item>
          <text:p text:style-name="P43">default size: 56 bytes</text:p>
        </text:list-item>
        <text:list-item>
          <text:p text:style-name="P43">RTT for 100 bytes sized packets(min/avg/max):No Response</text:p>
        </text:list-item>
      </text:list>
      <text:p text:style-name="P5"/>
      <text:p text:style-name="P5"/>
      <text:p text:style-name="P5"><text:tab/><text:span text:style-name="T4">nationalgeographic.com</text:span>:</text:p>
      <text:list xml:id="list6575710785369347986" text:style-name="L11">
        <text:list-item>
          <text:p text:style-name="P44">RTT(min/avg/max):No Response</text:p>
        </text:list-item>
        <text:list-item>
          <text:p text:style-name="P44">percent loss: 100%</text:p>
        </text:list-item>
        <text:list-item>
          <text:p text:style-name="P44">default size: 56 bytes</text:p>
        </text:list-item>
        <text:list-item>
          <text:p text:style-name="P44">RTT for 100 bytes sized packets(min/avg/max):No Response</text:p>
        </text:list-item>
      </text:list>
      <text:p text:style-name="P5"/>
      <text:p text:style-name="P5"/>
      <text:p text:style-name="P7">2. <text:span text:style-name="T5">Traceroute</text:span>:</text:p>
      <text:p text:style-name="P1"><text:span text:style-name="Strong_20_Emphasis"><text:span text:style-name="T2"/></text:span></text:p>
      <text:p text:style-name="P1"><text:span text:style-name="Strong_20_Emphasis"><text:span text:style-name="T3">traceroute</text:span></text:span><text:span text:style-name="T2"> command in Linux prints the route that a packet takes to reach the host. This command is useful when you want to know about the route and about all the hops that a packet takes.</text:span></text:p>
      <text:p text:style-name="P7"/>
      <text:p text:style-name="P7"><text:span text:style-name="T4">Options</text:span>:</text:p>
      <text:p text:style-name="P7"/>
      <text:p text:style-name="P7">$traceroute -F &lt;target&gt; : Do not fragment packet</text:p>
      <text:p text:style-name="P7">$traceroute -m &lt;max_hops&gt; &lt;target&gt;: Limit number of hops of a packet to &lt;max_hops&gt;</text:p>
      <text:p text:style-name="P7"/>
      <text:p text:style-name="P7"><text:soft-page-break/><text:span text:style-name="T4">Results</text:span>:</text:p>
      <text:p text:style-name="P7"/>
      <text:p text:style-name="P7"><text:span text:style-name="T4">iitrpr.ac.in</text:span>:</text:p>
      <text:p text:style-name="P7"/>
      <text:p text:style-name="P7">$ traceroute iitrpr.ac.in</text:p>
      <text:p text:style-name="P7">traceroute to iitrpr.ac.in (172.30.4.14), 30 hops max, 60 byte packets</text:p>
      <text:p text:style-name="P7"><text:s/>1 <text:s/>172.21.12.2 (172.21.12.2) <text:s/>2.426 ms <text:s/>2.372 ms <text:s/>3.337 ms</text:p>
      <text:p text:style-name="P7"><text:s/>2 <text:s/>172.30.4.14 (172.30.4.14) <text:s/>3.313 ms <text:s/>3.228 ms <text:s/>3.186 ms</text:p>
      <text:p text:style-name="P7"/>
      <text:p text:style-name="P8">$ traceroute -F iitrpr.ac.in</text:p>
      <text:p text:style-name="P8">traceroute to iitrpr.ac.in (172.30.4.14), 30 hops max, 60 byte packets</text:p>
      <text:p text:style-name="P8"><text:s/>1 <text:s/>172.21.12.2 (172.21.12.2) <text:s/>4.503 ms <text:s/>4.431 ms <text:s/>4.392 ms</text:p>
      <text:p text:style-name="P8"><text:s/>2 <text:s/>172.30.4.14 (172.30.4.14) <text:s/>4.357 ms <text:s/>4.319 ms <text:s/>4.286 ms</text:p>
      <text:p text:style-name="P8"/>
      <text:p text:style-name="P8"/>
      <text:p text:style-name="P8">$ traceroute -m 1 iitrpr.ac.in</text:p>
      <text:p text:style-name="P8">traceroute to iitrpr.ac.in (172.30.4.14), 1 hops max, 60 byte packets</text:p>
      <text:p text:style-name="P8"><text:s/>1 <text:s/>172.21.12.2 (172.21.12.2) <text:s/>2.217 ms <text:s/>2.153 ms <text:s/>2.115 ms</text:p>
      <text:p text:style-name="P8"/>
      <text:p text:style-name="P8"/>
      <text:p text:style-name="P24">google.com</text:p>
      <text:p text:style-name="P8"/>
      <text:p text:style-name="P8">$ traceroute google.com</text:p>
      <text:p text:style-name="P8">traceroute to google.com (216.239.34.117), 30 hops max, 60 byte packets</text:p>
      <text:p text:style-name="P8"><text:s/>1 <text:s/>172.21.12.2 (172.21.12.2) <text:s/>4.236 ms <text:s/>4.146 ms <text:s/>4.072 ms</text:p>
      <text:p text:style-name="P8"><text:s/>2 <text:s/>103.118.50.2 (103.118.50.2) <text:s/>4.011 ms <text:s/>7.010 ms <text:s/>6.961 ms</text:p>
      <text:p text:style-name="P8"><text:s/>3 <text:s/>118.185.199.190 (118.185.199.190) <text:s/>13.111 ms <text:s/>13.062 ms <text:s/>14.053 ms</text:p>
      <text:p text:style-name="P8"><text:s/>4 <text:s/>182.19.106.198 (182.19.106.198) <text:s/>36.425 ms <text:s/>36.421 ms <text:s/>36.387 ms</text:p>
      <text:p text:style-name="P8"><text:s/>5 <text:s/>103.29.44.7 (103.29.44.7) <text:s/>37.302 ms <text:s/>37.240 ms *</text:p>
      <text:p text:style-name="P8"><text:s/>6 <text:s/>103.29.44.4 (103.29.44.4) <text:s/>38.201 ms <text:s/>34.177 ms <text:s/>34.120 ms</text:p>
      <text:p text:style-name="P8"><text:s/>7 <text:s/>72.14.211.218 (72.14.211.218) <text:s/>35.110 ms <text:s/>31.831 ms <text:s/>31.751 ms</text:p>
      <text:p text:style-name="P8"><text:s/>8 <text:s/>108.170.248.193 (108.170.248.193) <text:s/>32.593 ms 108.170.248.209 (108.170.248.209) <text:s/>36.990 ms 108.170.248.193 (108.170.248.193) <text:s/>35.934 ms</text:p>
      <text:p text:style-name="P8"><text:s/>9 <text:s/>108.170.235.51 (108.170.235.51) <text:s/>35.841 ms 172.253.77.23 (172.253.77.23) <text:s/>33.595 ms 209.85.142.121 (209.85.142.121) <text:s/>31.060 ms</text:p>
      <text:p text:style-name="P8">10 <text:s/>216.239.34.117 (216.239.34.117) <text:s/>33.325 ms <text:s/>33.162 ms <text:s/>33.114 ms</text:p>
      <text:p text:style-name="P8"/>
      <text:p text:style-name="P8">$ traceroute -F google.com</text:p>
      <text:p text:style-name="P8">traceroute to google.com (216.239.34.117), 30 hops max, 60 byte packets</text:p>
      <text:p text:style-name="P8"><text:s/>1 <text:s/>172.21.12.2 (172.21.12.2) <text:s/>1.863 ms <text:s/>2.927 ms <text:s/>2.906 ms</text:p>
      <text:p text:style-name="P8"><text:s/>2 <text:s/>103.118.50.2 (103.118.50.2) <text:s/>3.872 ms * *</text:p>
      <text:p text:style-name="P8"><text:s/>3 <text:s/>118.185.199.190 (118.185.199.190) <text:s/>12.348 ms <text:s/>12.318 ms <text:s/>13.279 ms</text:p>
      <text:p text:style-name="P8"><text:soft-page-break/><text:s/>4 <text:s/>182.19.106.198 (182.19.106.198) <text:s/>44.481 ms <text:s/>44.449 ms <text:s/>44.416 ms</text:p>
      <text:p text:style-name="P8"><text:s/>5 <text:s/>103.29.44.7 (103.29.44.7) <text:s/>39.192 ms <text:s/>39.108 ms <text:s/>39.102 ms</text:p>
      <text:p text:style-name="P8"><text:s/>6 <text:s/>103.29.44.4 (103.29.44.4) <text:s/>39.074 ms <text:s/>35.232 ms <text:s/>32.903 ms</text:p>
      <text:p text:style-name="P8"><text:s/>7 <text:s/>72.14.211.218 (72.14.211.218) <text:s/>37.125 ms <text:s/>37.099 ms *</text:p>
      <text:p text:style-name="P8"><text:s/>8 <text:s/>108.170.248.161 (108.170.248.161) <text:s/>39.062 ms 108.170.248.209 (108.170.248.209) <text:s/>38.405 ms 108.170.248.177 (108.170.248.177) <text:s/>38.484 ms</text:p>
      <text:p text:style-name="P8"><text:s/>9 <text:s/>209.85.242.125 (209.85.242.125) <text:s/>36.903 ms 216.239.56.115 (216.239.56.115) <text:s/>38.332 ms 142.250.60.135 (142.250.60.135) <text:s/>40.678 ms</text:p>
      <text:p text:style-name="P8">10 <text:s/>216.239.34.117 (216.239.34.117) <text:s/>39.051 ms <text:s/>39.011 ms <text:s/>38.980 ms</text:p>
      <text:p text:style-name="P8"/>
      <text:p text:style-name="P8"/>
      <text:p text:style-name="P8">$ traceroute -m 5 google.com</text:p>
      <text:p text:style-name="P8">traceroute to google.com (216.239.32.117), 5 hops max, 60 byte packets</text:p>
      <text:p text:style-name="P8"><text:s/>1 <text:s/>172.21.12.2 (172.21.12.2) <text:s/>5.760 ms <text:s/>5.613 ms <text:s/>5.590 ms</text:p>
      <text:p text:style-name="P8"><text:s/>2 <text:s/>103.118.50.2 (103.118.50.2) <text:s/>5.552 ms <text:s/>5.515 ms <text:s/>5.480 ms</text:p>
      <text:p text:style-name="P8"><text:s/>3 <text:s/>118.185.199.190 (118.185.199.190) <text:s/>16.187 ms <text:s/>16.170 ms <text:s/>17.157 ms</text:p>
      <text:p text:style-name="P8"><text:s/>4 <text:s/>* 182.19.106.198 (182.19.106.198) <text:s/>35.013 ms *</text:p>
      <text:p text:style-name="P8"><text:s/>5 <text:s/>103.29.44.7 (103.29.44.7) <text:s/>34.944 ms <text:s/>34.860 ms <text:s/>34.859 ms</text:p>
      <text:p text:style-name="P8"/>
      <text:p text:style-name="P8"/>
      <text:p text:style-name="P24">google.co.in</text:p>
      <text:p text:style-name="P8"/>
      <text:p text:style-name="P8">$ traceroute google.co.in</text:p>
      <text:p text:style-name="P8">traceroute to google.co.in (216.239.38.117), 30 hops max, 60 byte packets</text:p>
      <text:p text:style-name="P8"><text:s/>1 <text:s/>172.21.12.2 (172.21.12.2) <text:s/>3.142 ms <text:s/>2.997 ms <text:s/>2.882 ms</text:p>
      <text:p text:style-name="P8"><text:s/>2 <text:s/>103.118.50.2 (103.118.50.2) <text:s/>3.694 ms * <text:s/>4.524 ms</text:p>
      <text:p text:style-name="P8"><text:s/>3 <text:s/>118.185.199.190 (118.185.199.190) <text:s/>11.971 ms <text:s/>11.957 ms <text:s/>11.925 ms</text:p>
      <text:p text:style-name="P8"><text:s/>4 <text:s/>182.19.106.198 (182.19.106.198) <text:s/>34.573 ms <text:s/>34.570 ms <text:s/>34.537 ms</text:p>
      <text:p text:style-name="P8"><text:s/>5 <text:s/>103.29.44.7 (103.29.44.7) <text:s/>34.503 ms <text:s/>36.451 ms <text:s/>36.428 ms</text:p>
      <text:p text:style-name="P8"><text:s/>6 <text:s/>103.29.44.4 (103.29.44.4) <text:s/>36.375 ms <text:s/>34.288 ms *</text:p>
      <text:p text:style-name="P8"><text:s/>7 <text:s/>72.14.211.218 (72.14.211.218) <text:s/>37.457 ms <text:s/>36.804 ms <text:s/>36.764 ms</text:p>
      <text:p text:style-name="P8"><text:s/>8 <text:s/>108.170.248.209 (108.170.248.209) <text:s/>37.818 ms <text:s/>37.772 ms 108.170.248.177 (108.170.248.177) <text:s/>38.818 ms</text:p>
      <text:p text:style-name="P8"><text:s/>9 <text:s/>209.85.246.5 (209.85.246.5) <text:s/>36.608 ms 209.85.244.157 (209.85.244.157) <text:s/>36.574 ms 216.239.47.149 (216.239.47.149) <text:s/>38.610 ms</text:p>
      <text:p text:style-name="P8">10 <text:s/>216.239.38.117 (216.239.38.117) <text:s/>36.507 ms <text:s/>36.732 ms <text:s/>36.649 ms</text:p>
      <text:p text:style-name="P8"/>
      <text:p text:style-name="P8"/>
      <text:p text:style-name="P8">$ traceroute -F google.co.in</text:p>
      <text:p text:style-name="P8">traceroute to google.co.in (216.239.32.117), 30 hops max, 60 byte packets</text:p>
      <text:p text:style-name="P8"><text:s/>1 <text:s/>172.21.12.2 (172.21.12.2) <text:s/>3.085 ms <text:s/>2.965 ms <text:s/>2.925 ms</text:p>
      <text:p text:style-name="P8"><text:soft-page-break/><text:s/>2 <text:s/>103.118.50.2 (103.118.50.2) <text:s/>6.082 ms <text:s/>6.105 ms *</text:p>
      <text:p text:style-name="P8"><text:s/>3 <text:s/>118.185.199.190 (118.185.199.190) <text:s/>13.467 ms <text:s/>13.467 ms <text:s/>14.460 ms</text:p>
      <text:p text:style-name="P8"><text:s/>4 <text:s/>182.19.106.198 (182.19.106.198) <text:s/>38.228 ms <text:s/>38.234 ms <text:s/>38.209 ms</text:p>
      <text:p text:style-name="P8"><text:s/>5 <text:s/>103.29.44.7 (103.29.44.7) <text:s/>38.182 ms <text:s/>38.163 ms <text:s/>38.121 ms</text:p>
      <text:p text:style-name="P8"><text:s/>6 <text:s/>103.29.44.4 (103.29.44.4) <text:s/>38.099 ms <text:s/>33.856 ms <text:s/>33.814 ms</text:p>
      <text:p text:style-name="P8"><text:s/>7 <text:s/>72.14.211.218 (72.14.211.218) <text:s/>46.620 ms <text:s/>38.071 ms <text:s/>37.995 ms</text:p>
      <text:p text:style-name="P8"><text:s/>8 <text:s/>108.170.248.209 (108.170.248.209) <text:s/>38.449 ms 108.170.248.161 (108.170.248.161) <text:s/>39.422 ms 108.170.248.193 (108.170.248.193) <text:s/>37.433 ms</text:p>
      <text:p text:style-name="P8"><text:s/>9 <text:s/>216.239.56.35 (216.239.56.35) <text:s/>37.159 ms 216.239.50.167 (216.239.50.167) <text:s/>42.268 ms 209.85.252.53 (209.85.252.53) <text:s/>42.177 ms</text:p>
      <text:p text:style-name="P8">10 <text:s/>* 216.239.32.117 (216.239.32.117) <text:s/>36.903 ms <text:s/>36.907 ms</text:p>
      <text:p text:style-name="P8">$ traceroute -m 5 google.co.in</text:p>
      <text:p text:style-name="P8">traceroute to google.co.in (216.239.32.117), 5 hops max, 60 byte packets</text:p>
      <text:p text:style-name="P8"><text:s/>1 <text:s/>172.21.12.2 (172.21.12.2) <text:s/>3.275 ms <text:s/>3.182 ms <text:s/>3.114 ms</text:p>
      <text:p text:style-name="P8"><text:s/>2 <text:s/>103.118.50.2 (103.118.50.2) <text:s/>7.089 ms <text:s/>6.709 ms *</text:p>
      <text:p text:style-name="P8"><text:s/>3 <text:s/>118.185.199.190 (118.185.199.190) <text:s/>14.242 ms <text:s/>14.235 ms <text:s/>15.189 ms</text:p>
      <text:p text:style-name="P8"><text:s/>4 <text:s/>182.19.106.198 (182.19.106.198) <text:s/>37.714 ms <text:s/>36.644 ms *</text:p>
      <text:p text:style-name="P8"><text:s/>5 <text:s/>103.29.44.7 (103.29.44.7) <text:s/>36.474 ms * *</text:p>
      <text:p text:style-name="P8"/>
      <text:p text:style-name="P8"/>
      <text:p text:style-name="P24">gmail.com</text:p>
      <text:p text:style-name="P8"/>
      <text:p text:style-name="P8">$ traceroute gmail.com</text:p>
      <text:p text:style-name="P8">traceroute to gmail.com (216.58.203.37), 30 hops max, 60 byte packets</text:p>
      <text:p text:style-name="P8"><text:s/>1 <text:s/>172.21.12.2 (172.21.12.2) <text:s/>3.111 ms <text:s/>3.050 ms <text:s/>3.015 ms</text:p>
      <text:p text:style-name="P8"><text:s/>2 <text:s/>103.118.50.2 (103.118.50.2) <text:s/>2.982 ms <text:s/>3.969 ms <text:s/>3.941 ms</text:p>
      <text:p text:style-name="P8"><text:s/>3 <text:s/>118.185.199.190 (118.185.199.190) <text:s/>14.986 ms <text:s/>14.976 ms <text:s/>14.939 ms</text:p>
      <text:p text:style-name="P8"><text:s/>4 <text:s/>182.19.106.103 (182.19.106.103) <text:s/>37.522 ms <text:s/>38.512 ms <text:s/>38.512 ms</text:p>
      <text:p text:style-name="P8"><text:s/>5 <text:s/>74.125.48.70 (74.125.48.70) <text:s/>39.414 ms <text:s/>39.436 ms <text:s/>40.317 ms</text:p>
      <text:p text:style-name="P8"><text:s/>6 <text:s/>* * *</text:p>
      <text:p text:style-name="P8"><text:s/>7 <text:s/>108.170.232.204 (108.170.232.204) <text:s/>40.722 ms hkg12s10-in-f37.1e100.net (216.58.203.37) <text:s/>39.640 ms 108.170.248.209 (108.170.248.209) <text:s/>39.635 ms</text:p>
      <text:p text:style-name="P8"/>
      <text:p text:style-name="P8">$ traceroute -F gmail.com</text:p>
      <text:p text:style-name="P8">traceroute to gmail.com (216.58.203.37), 30 hops max, 60 byte packets</text:p>
      <text:p text:style-name="P8"><text:s/>1 <text:s/>172.21.12.2 (172.21.12.2) <text:s/>3.294 ms <text:s/>4.306 ms <text:s/>4.268 ms</text:p>
      <text:p text:style-name="P8"><text:s/>2 <text:s/>103.118.50.2 (103.118.50.2) <text:s/>5.410 ms <text:s/>5.350 ms <text:s/>5.334 ms</text:p>
      <text:p text:style-name="P8"><text:s/>3 <text:s/>118.185.199.190 (118.185.199.190) <text:s/>13.498 ms <text:s/>13.488 ms <text:s/>14.501 ms</text:p>
      <text:p text:style-name="P8"><text:s/>4 <text:s/>182.19.106.103 (182.19.106.103) <text:s/>39.798 ms * <text:s/>39.791 ms</text:p>
      <text:p text:style-name="P8"><text:s/>5 <text:s/>74.125.48.70 (74.125.48.70) <text:s/>41.548 ms <text:s/>41.504 ms <text:s/>42.528 ms</text:p>
      <text:p text:style-name="P8"><text:s/>6 <text:s/>* * *</text:p>
      <text:p text:style-name="P8"><text:soft-page-break/><text:s/>7 <text:s/>108.170.232.204 (108.170.232.204) <text:s/>41.146 ms 172.253.77.22 (172.253.77.22) <text:s/>41.134 ms 209.85.242.110 (209.85.242.110) <text:s/>38.746 ms</text:p>
      <text:p text:style-name="P8"><text:s/>8 <text:s/>108.170.248.203 (108.170.248.203) <text:s/>37.527 ms 216.239.54.85 (216.239.54.85) <text:s/>37.775 ms 108.170.248.210 (108.170.248.210) <text:s/>39.748 ms</text:p>
      <text:p text:style-name="P8"><text:s/>9 <text:s/>bom12s05-in-f5.1e100.net (216.58.203.37) <text:s/>37.587 ms <text:s/>36.931 ms 108.170.248.161 (108.170.248.161) <text:s/>39.272 ms</text:p>
      <text:p text:style-name="P8"/>
      <text:p text:style-name="P9">$ traceroute -m 4 gmail.com</text:p>
      <text:p text:style-name="P9">traceroute to gmail.com (216.58.203.37), 4 hops max, 60 byte packets</text:p>
      <text:p text:style-name="P9"><text:s/>1 <text:s/>172.21.12.2 (172.21.12.2) <text:s/>2.765 ms <text:s/>2.741 ms <text:s/>2.724 ms</text:p>
      <text:p text:style-name="P9"><text:s/>2 <text:s/>103.118.50.2 (103.118.50.2) <text:s/>3.826 ms <text:s/>3.814 ms <text:s/>4.774 ms</text:p>
      <text:p text:style-name="P9"><text:s/>3 <text:s/>118.185.199.190 (118.185.199.190) <text:s/>12.291 ms <text:s/>13.421 ms <text:s/>13.429 ms</text:p>
      <text:p text:style-name="P9"><text:s/>4 <text:s/>182.19.106.103 (182.19.106.103) <text:s/>38.390 ms <text:s/>39.400 ms <text:s/>39.417 ms</text:p>
      <text:p text:style-name="P9"/>
      <text:p text:style-name="P25">facebook.com</text:p>
      <text:p text:style-name="P9"/>
      <text:p text:style-name="P9">$ traceroute facebook.com</text:p>
      <text:p text:style-name="P9">traceroute to facebook.com (31.13.79.35), 30 hops max, 60 byte packets</text:p>
      <text:p text:style-name="P9"><text:s/>1 <text:s/>172.21.12.2 (172.21.12.2) <text:s/>2.757 ms <text:s/>2.665 ms <text:s/>2.506 ms</text:p>
      <text:p text:style-name="P9"><text:s/>2 <text:s/>* 103.118.50.2 (103.118.50.2) <text:s/>3.405 ms *</text:p>
      <text:p text:style-name="P9"><text:s/>3 <text:s/>* 118.185.199.190 (118.185.199.190) <text:s/>11.768 ms <text:s/>11.746 ms</text:p>
      <text:p text:style-name="P9"><text:s/>4 <text:s/>182.19.106.103 (182.19.106.103) <text:s/>38.157 ms <text:s/>37.191 ms <text:s/>37.134 ms</text:p>
      <text:p text:style-name="P9"><text:s/>5 <text:s/>ae41.pr01.bom1.tfbnw.net (103.4.99.20) <text:s/>36.977 ms <text:s/>37.015 ms <text:s/>36.977 ms</text:p>
      <text:p text:style-name="P9"><text:s/>6 <text:s/>po101.psw01.bom1.tfbnw.net (31.13.29.205) <text:s/>36.936 ms po101.psw03.bom1.tfbnw.net (157.240.40.229) <text:s/>35.601 ms po101.psw01.bom1.tfbnw.net (31.13.29.205) <text:s/>35.555 ms</text:p>
      <text:p text:style-name="P9"><text:s/>7 <text:s/>157.240.39.29 (157.240.39.29) <text:s/>35.415 ms 157.240.36.139 (157.240.36.139) <text:s/>35.371 ms 157.240.39.205 (157.240.39.205) <text:s/>37.774 ms</text:p>
      <text:p text:style-name="P9"><text:s/>8 <text:s/>edge-star-mini-shv-02-bom1.facebook.com (31.13.79.35) <text:s/>35.412 ms <text:s/>36.726 ms 36.532 ms</text:p>
      <text:p text:style-name="P9"/>
      <text:p text:style-name="P9"/>
      <text:p text:style-name="P9"/>
      <text:p text:style-name="P9"/>
      <text:p text:style-name="P9">$ traceroute -F facebook.com</text:p>
      <text:p text:style-name="P9">traceroute to facebook.com (31.13.79.35), 30 hops max, 60 byte packets</text:p>
      <text:p text:style-name="P9"><text:s/>1 <text:s/>172.21.12.2 (172.21.12.2) <text:s/>3.077 ms <text:s/>3.994 ms <text:s/>3.965 ms</text:p>
      <text:p text:style-name="P9"><text:s/>2 <text:s/>103.118.50.2 (103.118.50.2) <text:s/>6.127 ms * <text:s/>6.074 ms</text:p>
      <text:p text:style-name="P9"><text:s/>3 <text:s/>118.185.199.190 (118.185.199.190) <text:s/>11.797 ms <text:s/>11.683 ms <text:s/>12.611 ms</text:p>
      <text:p text:style-name="P9"><text:s/>4 <text:s/>182.19.106.103 (182.19.106.103) <text:s/>41.024 ms <text:s/>41.023 ms <text:s/>40.997 ms</text:p>
      <text:p text:style-name="P9"><text:s/>5 <text:s/>ae41.pr01.bom1.tfbnw.net (103.4.99.20) <text:s/>78.361 ms <text:s/>66.708 ms <text:s/><text:soft-page-break/>66.718 ms</text:p>
      <text:p text:style-name="P9"><text:s/>6 <text:s/>po101.psw04.bom1.tfbnw.net (157.240.44.31) <text:s/>37.320 ms po101.psw02.bom1.tfbnw.net (157.240.33.239) <text:s/>35.917 ms <text:s/>35.332 ms</text:p>
      <text:p text:style-name="P9"><text:s/>7 <text:s/>157.240.39.147 (157.240.39.147) <text:s/>36.441 ms 157.240.36.119 (157.240.36.119) <text:s/>37.247 ms 173.252.67.209 (173.252.67.209) <text:s/>36.275 ms</text:p>
      <text:p text:style-name="P9"><text:s/>8 <text:s/>edge-star-mini-shv-02-bom1.facebook.com (31.13.79.35) <text:s/>35.736 ms <text:s/>35.688 ms 35.653 ms</text:p>
      <text:p text:style-name="P9"/>
      <text:p text:style-name="P9">$ traceroute -m 4 facebook.com</text:p>
      <text:p text:style-name="P9">traceroute to facebook.com (31.13.79.35), 4 hops max, 60 byte packets</text:p>
      <text:p text:style-name="P9"><text:s/>1 <text:s/>172.21.12.2 (172.21.12.2) <text:s/>1.890 ms <text:s/>1.877 ms <text:s/>1.865 ms</text:p>
      <text:p text:style-name="P9"><text:s/>2 <text:s/>103.118.50.2 (103.118.50.2) <text:s/>4.209 ms <text:s/>4.200 ms <text:s/>4.189 ms</text:p>
      <text:p text:style-name="P9"><text:s/>3 <text:s/>118.185.199.190 (118.185.199.190) <text:s/>12.253 ms <text:s/>12.251 ms <text:s/>12.242 ms</text:p>
      <text:p text:style-name="P9"><text:s/>4 <text:s/>182.19.106.103 (182.19.106.103) <text:s/>34.670 ms <text:s/>34.691 ms *</text:p>
      <text:p text:style-name="P9"/>
      <text:p text:style-name="P9"/>
      <text:p text:style-name="P25">wikipedia.org</text:p>
      <text:p text:style-name="P9"/>
      <text:p text:style-name="P9">$ traceroute wikipedia.org</text:p>
      <text:p text:style-name="P9">traceroute to wikipedia.org (103.102.166.224), 30 hops max, 60 byte packets</text:p>
      <text:p text:style-name="P9"><text:s/>1 <text:s/>172.21.12.2 (172.21.12.2) <text:s/>2.740 ms <text:s/>3.464 ms <text:s/>3.441 ms</text:p>
      <text:p text:style-name="P9"><text:s/>2 <text:s/>103.118.50.2 (103.118.50.2) <text:s/>4.735 ms * <text:s/>4.660 ms</text:p>
      <text:p text:style-name="P9"><text:s/>3 <text:s/>118.185.199.190 (118.185.199.190) <text:s/>12.860 ms <text:s/>12.849 ms <text:s/>12.817 ms</text:p>
      <text:p text:style-name="P9"><text:s/>4 <text:s/>182.19.106.198 (182.19.106.198) <text:s/>39.461 ms <text:s/>39.484 ms <text:s/>39.453 ms</text:p>
      <text:p text:style-name="P9"><text:s/>5 <text:s/>103.29.44.3 (103.29.44.3) <text:s/>36.166 ms <text:s/>37.068 ms <text:s/>37.055 ms</text:p>
      <text:p text:style-name="P9"><text:s/>6 <text:s/>103.29.44.0 (103.29.44.0) <text:s/>39.296 ms <text:s/>34.074 ms <text:s/>34.049 ms</text:p>
      <text:p text:style-name="P9"><text:s/>7 <text:s/>ae31-100-xcr1.mlu.cw.net (213.38.254.33) <text:s/>133.907 ms <text:s/>133.931 ms <text:s/>133.912 ms</text:p>
      <text:p text:style-name="P9"><text:s/>8 <text:s/>ae37.xcr1.mar.cw.net (195.2.21.185) <text:s/>132.888 ms <text:s/>142.381 ms <text:s/>132.804 ms</text:p>
      <text:p text:style-name="P9"><text:s/>9 <text:s/>ae33-xcr1.sng.cw.net (195.2.2.58) <text:s/>193.113 ms <text:s/>185.674 ms <text:s/>185.659 ms</text:p>
      <text:p text:style-name="P9">10 <text:s/>* * *</text:p>
      <text:p text:style-name="P9">11 <text:s/>* * *</text:p>
      <text:p text:style-name="P9">12 <text:s/>* * *</text:p>
      <text:p text:style-name="P9">13 <text:s/>* * *</text:p>
      <text:p text:style-name="P9">14 <text:s/>* * *</text:p>
      <text:p text:style-name="P9">15 <text:s/>* * *</text:p>
      <text:p text:style-name="P9">16 <text:s/>* * *</text:p>
      <text:p text:style-name="P9">17 <text:s/>* * *</text:p>
      <text:p text:style-name="P9">18 <text:s/>* * *</text:p>
      <text:p text:style-name="P9">19 <text:s/>* * *</text:p>
      <text:p text:style-name="P9">20 <text:s/>* * *</text:p>
      <text:p text:style-name="P9">21 <text:s/>* * *</text:p>
      <text:p text:style-name="P9">22 <text:s/>* * *</text:p>
      <text:p text:style-name="P9">23 <text:s/>* * *</text:p>
      <text:p text:style-name="P9">24 <text:s/>* * *</text:p>
      <text:p text:style-name="P9"><text:soft-page-break/>25 <text:s/>* * *</text:p>
      <text:p text:style-name="P9">26 <text:s/>* * *</text:p>
      <text:p text:style-name="P9">27 <text:s/>* * *</text:p>
      <text:p text:style-name="P9">28 <text:s/>* * *</text:p>
      <text:p text:style-name="P9">29 <text:s/>* * *</text:p>
      <text:p text:style-name="P9">30 <text:s/>* * *</text:p>
      <text:p text:style-name="P9"/>
      <text:p text:style-name="P9"/>
      <text:p text:style-name="P9">$ traceroute -F wikipedia.org</text:p>
      <text:p text:style-name="P9">traceroute to wikipedia.org (103.102.166.224), 30 hops max, 60 byte packets</text:p>
      <text:p text:style-name="P9"><text:s/>1 <text:s/>172.21.12.2 (172.21.12.2) <text:s/>2.007 ms <text:s/>3.941 ms <text:s/>3.911 ms</text:p>
      <text:p text:style-name="P9"><text:s/>2 <text:s/>103.118.50.2 (103.118.50.2) <text:s/>3.875 ms * <text:s/>4.850 ms</text:p>
      <text:p text:style-name="P9"><text:s/>3 <text:s/>118.185.199.190 (118.185.199.190) <text:s/>45.001 ms <text:s/>44.968 ms <text:s/>44.933 ms</text:p>
      <text:p text:style-name="P9"><text:s/>4 <text:s/>182.19.106.198 (182.19.106.198) <text:s/>34.840 ms <text:s/>34.863 ms <text:s/>34.844 ms</text:p>
      <text:p text:style-name="P9"><text:s/>5 <text:s/>103.29.44.3 (103.29.44.3) <text:s/>35.937 ms <text:s/>35.966 ms <text:s/>35.937 ms</text:p>
      <text:p text:style-name="P9"><text:s/>6 <text:s/>103.29.44.0 (103.29.44.0) <text:s/>37.146 ms <text:s/>33.219 ms <text:s/>33.361 ms</text:p>
      <text:p text:style-name="P9"><text:s/>7 <text:s/>ae31-100-xcr1.mlu.cw.net (213.38.254.33) <text:s/>135.611 ms <text:s/>143.196 ms <text:s/>143.100 ms</text:p>
      <text:p text:style-name="P9"><text:s/>8 <text:s/>ae37.xcr1.mar.cw.net (195.2.21.185) <text:s/>133.605 ms <text:s/>142.312 ms *</text:p>
      <text:p text:style-name="P9"><text:s/>9 <text:s/>ae33-xcr1.sng.cw.net (195.2.2.58) <text:s/>184.119 ms <text:s/>183.983 ms <text:s/>184.894 ms</text:p>
      <text:p text:style-name="P9">10 <text:s/>* * *</text:p>
      <text:p text:style-name="P9">11 <text:s/>* * *</text:p>
      <text:p text:style-name="P9">12 <text:s/>* * *</text:p>
      <text:p text:style-name="P9">13 <text:s/>* * *</text:p>
      <text:p text:style-name="P9">14 <text:s/>* * *</text:p>
      <text:p text:style-name="P9">15 <text:s/>* * *</text:p>
      <text:p text:style-name="P9">16 <text:s/>* * *</text:p>
      <text:p text:style-name="P9">17 <text:s/>* * *</text:p>
      <text:p text:style-name="P9">18 <text:s/>* * *</text:p>
      <text:p text:style-name="P9">19 <text:s/>* * *</text:p>
      <text:p text:style-name="P9">20 <text:s/>* * *</text:p>
      <text:p text:style-name="P9">21 <text:s/>* * *</text:p>
      <text:p text:style-name="P9">22 <text:s/>* * *</text:p>
      <text:p text:style-name="P9">23 <text:s/>* * *</text:p>
      <text:p text:style-name="P9">24 <text:s/>* * *</text:p>
      <text:p text:style-name="P9">25 <text:s/>* * *</text:p>
      <text:p text:style-name="P9">26 <text:s/>* * *</text:p>
      <text:p text:style-name="P9">27 <text:s/>* * *</text:p>
      <text:p text:style-name="P9">28 <text:s/>* * *</text:p>
      <text:p text:style-name="P9">29 <text:s/>* * *</text:p>
      <text:p text:style-name="P9">30 <text:s/>* * *</text:p>
      <text:p text:style-name="P9"/>
      <text:p text:style-name="P10">$ traceroute -m 60 wikipedia.org</text:p>
      <text:p text:style-name="P10">traceroute to wikipedia.org (103.102.166.224), 60 hops max, 60 byte packets</text:p>
      <text:p text:style-name="P10"><text:s/>1 <text:s/>172.21.12.2 (172.21.12.2) <text:s/>5.354 ms <text:s/>5.289 ms <text:s/>5.253 ms</text:p>
      <text:p text:style-name="P10"><text:s/>2 <text:s/>103.118.50.2 (103.118.50.2) <text:s/>5.219 ms * <text:s/>5.145 ms</text:p>
      <text:p text:style-name="P10"><text:s/>3 <text:s/>118.185.199.190 (118.185.199.190) <text:s/>14.442 ms <text:s/>14.423 ms <text:s/>14.389 ms</text:p>
      <text:p text:style-name="P10"><text:soft-page-break/><text:s/>4 <text:s/>182.19.106.198 (182.19.106.198) <text:s/>35.877 ms <text:s/>35.893 ms <text:s/>35.862 ms</text:p>
      <text:p text:style-name="P10"><text:s/>5 <text:s/>103.29.44.3 (103.29.44.3) <text:s/>35.830 ms <text:s/>36.819 ms <text:s/>36.731 ms</text:p>
      <text:p text:style-name="P10"><text:s/>6 <text:s/>103.29.44.0 (103.29.44.0) <text:s/>36.745 ms <text:s/>35.179 ms <text:s/>35.063 ms</text:p>
      <text:p text:style-name="P10"><text:s/>7 <text:s/>ae31-100-xcr1.mlu.cw.net (213.38.254.33) <text:s/>134.899 ms <text:s/>133.931 ms <text:s/>134.855 ms</text:p>
      <text:p text:style-name="P10"><text:s/>8 <text:s/>ae37.xcr1.mar.cw.net (195.2.21.185) <text:s/>141.783 ms <text:s/>132.961 ms <text:s/>135.074 ms</text:p>
      <text:p text:style-name="P10"><text:s/>9 <text:s/>ae33-xcr1.sng.cw.net (195.2.2.58) <text:s/>184.321 ms <text:s/>192.684 ms <text:s/>192.584 ms</text:p>
      <text:p text:style-name="P10">10 <text:s/>* * *</text:p>
      <text:p text:style-name="P10">11 <text:s/>* * *</text:p>
      <text:p text:style-name="P10">12 <text:s/>* * *</text:p>
      <text:p text:style-name="P10">13 <text:s/>* * *</text:p>
      <text:p text:style-name="P10">14 <text:s/>* * *</text:p>
      <text:p text:style-name="P10">15 <text:s/>* * *</text:p>
      <text:p text:style-name="P10">16 <text:s/>* * *</text:p>
      <text:p text:style-name="P10">17 <text:s/>* * *</text:p>
      <text:p text:style-name="P10">18 <text:s/>* * *</text:p>
      <text:p text:style-name="P10">19 <text:s/>* * *</text:p>
      <text:p text:style-name="P10">20 <text:s/>* * *</text:p>
      <text:p text:style-name="P10">21 <text:s/>* * *</text:p>
      <text:p text:style-name="P10">22 <text:s/>* * *</text:p>
      <text:p text:style-name="P10">23 <text:s/>* * *</text:p>
      <text:p text:style-name="P10">24 <text:s/>* * *</text:p>
      <text:p text:style-name="P10">25 <text:s/>* * *</text:p>
      <text:p text:style-name="P10">26 <text:s/>* * *</text:p>
      <text:p text:style-name="P10">27 <text:s/>* * *</text:p>
      <text:p text:style-name="P10">28 <text:s/>* * *</text:p>
      <text:p text:style-name="P10">29 <text:s/>* * *</text:p>
      <text:p text:style-name="P10">30 <text:s/>* * *</text:p>
      <text:p text:style-name="P10">31 <text:s/>* * *</text:p>
      <text:p text:style-name="P10">32 <text:s/>* * *</text:p>
      <text:p text:style-name="P10">33 <text:s/>* * *</text:p>
      <text:p text:style-name="P10">34 <text:s/>* * *</text:p>
      <text:p text:style-name="P10">35 <text:s/>* * *</text:p>
      <text:p text:style-name="P10">36 <text:s/>* * *</text:p>
      <text:p text:style-name="P10">37 <text:s/>* * *</text:p>
      <text:p text:style-name="P10">38 <text:s/>* * *</text:p>
      <text:p text:style-name="P10">39 <text:s/>* * *</text:p>
      <text:p text:style-name="P10">40 <text:s/>* * *</text:p>
      <text:p text:style-name="P10">41 <text:s/>* * *</text:p>
      <text:p text:style-name="P10">42 <text:s/>* * *</text:p>
      <text:p text:style-name="P10">43 <text:s/>* * *</text:p>
      <text:p text:style-name="P10">44 <text:s/>* * *</text:p>
      <text:p text:style-name="P10">45 <text:s/>* * *</text:p>
      <text:p text:style-name="P10">46 <text:s/>* * *</text:p>
      <text:p text:style-name="P10">47 <text:s/>* * *</text:p>
      <text:p text:style-name="P10">48 <text:s/>* * *</text:p>
      <text:p text:style-name="P10">49 <text:s/>* * *</text:p>
      <text:p text:style-name="P10">50 <text:s/>* * *</text:p>
      <text:p text:style-name="P10">51 <text:s/>* * *</text:p>
      <text:p text:style-name="P10">52 <text:s/>* * *</text:p>
      <text:p text:style-name="P10"><text:soft-page-break/>53 <text:s/>* * *</text:p>
      <text:p text:style-name="P10">54 <text:s/>* * *</text:p>
      <text:p text:style-name="P10">55 <text:s/>* * *</text:p>
      <text:p text:style-name="P10">56 <text:s/>* * *</text:p>
      <text:p text:style-name="P10">57 <text:s/>* * *</text:p>
      <text:p text:style-name="P10">58 <text:s/>* * *</text:p>
      <text:p text:style-name="P10">59 <text:s/>* * *</text:p>
      <text:p text:style-name="P10">60 <text:s/>* * *</text:p>
      <text:p text:style-name="P10"/>
      <text:p text:style-name="P10"/>
      <text:p text:style-name="P26">india.gov.in</text:p>
      <text:p text:style-name="P10">$ traceroute india.gov.in</text:p>
      <text:p text:style-name="P10">traceroute to india.gov.in (164.100.61.151), 30 hops max, 60 byte packets</text:p>
      <text:p text:style-name="P10"><text:s/>1 <text:s/>172.21.12.2 (172.21.12.2) <text:s/>2.331 ms <text:s/>2.250 ms <text:s/>3.204 ms</text:p>
      <text:p text:style-name="P10"><text:s/>2 <text:s/>103.118.50.2 (103.118.50.2) <text:s/>3.164 ms * <text:s/>4.088 ms</text:p>
      <text:p text:style-name="P10"><text:s/>3 <text:s/>118.185.199.190 (118.185.199.190) <text:s/>12.636 ms <text:s/>12.645 ms *</text:p>
      <text:p text:style-name="P10"><text:s/>4 <text:s/>182.19.106.198 (182.19.106.198) <text:s/>36.198 ms <text:s/>36.216 ms <text:s/>36.178 ms</text:p>
      <text:p text:style-name="P10"><text:s/>5 <text:s/>115.112.163.105.static-idc-andheri-mumbai.vsnl.net.in (115.112.163.105) <text:s/>37.154 ms <text:s/>41.173 ms <text:s/>40.081 ms</text:p>
      <text:p text:style-name="P10"><text:s/>6 <text:s/>* * *</text:p>
      <text:p text:style-name="P10"><text:s/>7 <text:s/>* * *</text:p>
      <text:p text:style-name="P10"><text:s/>8 <text:s/>* * *</text:p>
      <text:p text:style-name="P10"><text:s/>9 <text:s/>* * *</text:p>
      <text:p text:style-name="P10">10 <text:s/>* * *</text:p>
      <text:p text:style-name="P10">11 <text:s/>* * *</text:p>
      <text:p text:style-name="P10">12 <text:s/>* * *</text:p>
      <text:p text:style-name="P10">13 <text:s/>* * *</text:p>
      <text:p text:style-name="P10">14 <text:s/>* * *</text:p>
      <text:p text:style-name="P10">15 <text:s/>* * *</text:p>
      <text:p text:style-name="P10">16 <text:s/>* * *</text:p>
      <text:p text:style-name="P10">17 <text:s/>* * *</text:p>
      <text:p text:style-name="P10">18 <text:s/>* * *</text:p>
      <text:p text:style-name="P10">19 <text:s/>* * *</text:p>
      <text:p text:style-name="P10">20 <text:s/>* * *</text:p>
      <text:p text:style-name="P10">21 <text:s/>* * *</text:p>
      <text:p text:style-name="P10">22 <text:s/>* * *</text:p>
      <text:p text:style-name="P10">23 <text:s/>* * *</text:p>
      <text:p text:style-name="P10">24 <text:s/>* * *</text:p>
      <text:p text:style-name="P10">25 <text:s/>* * *</text:p>
      <text:p text:style-name="P10">26 <text:s/>* * *</text:p>
      <text:p text:style-name="P10">27 <text:s/>* * *</text:p>
      <text:p text:style-name="P10">28 <text:s/>* * *</text:p>
      <text:p text:style-name="P10">29 <text:s/>* * *</text:p>
      <text:p text:style-name="P10">30 <text:s/>* * *</text:p>
      <text:p text:style-name="P10"/>
      <text:p text:style-name="P10"/>
      <text:p text:style-name="P10"/>
      <text:p text:style-name="P10">$ traceroute -F india.gov.in</text:p>
      <text:p text:style-name="P10">traceroute to india.gov.in (164.100.61.151), 30 hops max, 60 byte packets</text:p>
      <text:p text:style-name="P10"><text:s/>1 <text:s/>172.21.12.2 (172.21.12.2) <text:s/>2.553 ms <text:s/>2.489 ms <text:s/>4.281 ms</text:p>
      <text:p text:style-name="P10"><text:soft-page-break/><text:s/>2 <text:s/>103.118.50.2 (103.118.50.2) <text:s/>6.524 ms <text:s/>6.505 ms <text:s/>6.476 ms</text:p>
      <text:p text:style-name="P10"><text:s/>3 <text:s/>118.185.199.190 (118.185.199.190) <text:s/>45.367 ms <text:s/>45.293 ms *</text:p>
      <text:p text:style-name="P10"><text:s/>4 <text:s/>182.19.106.198 (182.19.106.198) <text:s/>36.774 ms <text:s/>37.845 ms <text:s/>37.836 ms</text:p>
      <text:p text:style-name="P10"><text:s/>5 <text:s/>115.112.163.105.static-idc-andheri-mumbai.vsnl.net.in (115.112.163.105) <text:s/>39.795 ms <text:s/>39.792 ms <text:s/>41.816 ms</text:p>
      <text:p text:style-name="P10"><text:s/>6 <text:s/>* * *</text:p>
      <text:p text:style-name="P10"><text:s/>7 <text:s/>* * *</text:p>
      <text:p text:style-name="P10"><text:s/>8 <text:s/>* * *</text:p>
      <text:p text:style-name="P10"><text:s/>9 <text:s/>* * *</text:p>
      <text:p text:style-name="P10">10 <text:s/>* * *</text:p>
      <text:p text:style-name="P10">11 <text:s/>* * *</text:p>
      <text:p text:style-name="P10">12 <text:s/>* * *</text:p>
      <text:p text:style-name="P10">13 <text:s/>* * *</text:p>
      <text:p text:style-name="P10">14 <text:s/>* * *</text:p>
      <text:p text:style-name="P10">15 <text:s/>* * *</text:p>
      <text:p text:style-name="P10">16 <text:s/>* * *</text:p>
      <text:p text:style-name="P10">17 <text:s/>* * *</text:p>
      <text:p text:style-name="P10">18 <text:s/>* * *</text:p>
      <text:p text:style-name="P10">19 <text:s/>* * *</text:p>
      <text:p text:style-name="P10">20 <text:s/>* * *</text:p>
      <text:p text:style-name="P10">21 <text:s/>* * *</text:p>
      <text:p text:style-name="P10">22 <text:s/>* * *</text:p>
      <text:p text:style-name="P10">23 <text:s/>* * *</text:p>
      <text:p text:style-name="P10">24 <text:s/>* * *</text:p>
      <text:p text:style-name="P10">25 <text:s/>* * *</text:p>
      <text:p text:style-name="P10">26 <text:s/>* * *</text:p>
      <text:p text:style-name="P10">27 <text:s/>* * *</text:p>
      <text:p text:style-name="P10">28 <text:s/>* * *</text:p>
      <text:p text:style-name="P10">29 <text:s/>* * *</text:p>
      <text:p text:style-name="P10">30 <text:s/>* * *</text:p>
      <text:p text:style-name="P10"/>
      <text:p text:style-name="P10">$ traceroute -m 60 india.gov.in</text:p>
      <text:p text:style-name="P10">traceroute to india.gov.in (164.100.61.151), 60 hops max, 60 byte packets</text:p>
      <text:p text:style-name="P10"><text:s/>1 <text:s/>172.21.12.2 (172.21.12.2) <text:s/>3.084 ms <text:s/>3.009 ms <text:s/>2.942 ms</text:p>
      <text:p text:style-name="P10"><text:s/>2 <text:s/>* 103.118.50.2 (103.118.50.2) <text:s/>3.712 ms <text:s/>3.682 ms</text:p>
      <text:p text:style-name="P10"><text:s/>3 <text:s/>118.185.199.190 (118.185.199.190) <text:s/>12.136 ms <text:s/>12.127 ms <text:s/>12.094 ms</text:p>
      <text:p text:style-name="P10"><text:s/>4 <text:s/>182.19.106.198 (182.19.106.198) <text:s/>36.681 ms <text:s/>36.701 ms <text:s/>36.668 ms</text:p>
      <text:p text:style-name="P10"><text:s/>5 <text:s/>115.112.163.105.static-idc-andheri-mumbai.vsnl.net.in (115.112.163.105) <text:s/>37.809 ms <text:s/>38.599 ms <text:s/>38.535 ms</text:p>
      <text:p text:style-name="P10"><text:s/>6 <text:s/>* * *</text:p>
      <text:p text:style-name="P10"><text:s/>7 <text:s/>* * *</text:p>
      <text:p text:style-name="P10"><text:s/>8 <text:s/>* * *</text:p>
      <text:p text:style-name="P10"><text:s/>9 <text:s/>* * *</text:p>
      <text:p text:style-name="P10">10 <text:s/>* * *</text:p>
      <text:p text:style-name="P10">11 <text:s/>* * *</text:p>
      <text:p text:style-name="P10">12 <text:s/>* * *</text:p>
      <text:p text:style-name="P10">13 <text:s/>* * *</text:p>
      <text:p text:style-name="P10">14 <text:s/>* * *</text:p>
      <text:p text:style-name="P10">15 <text:s/>* * *</text:p>
      <text:p text:style-name="P10"><text:soft-page-break/>16 <text:s/>* * *</text:p>
      <text:p text:style-name="P10">17 <text:s/>* * *</text:p>
      <text:p text:style-name="P10">18 <text:s/>* * *</text:p>
      <text:p text:style-name="P10">19 <text:s/>* * *</text:p>
      <text:p text:style-name="P10">20 <text:s/>* * *</text:p>
      <text:p text:style-name="P10">21 <text:s/>* * *</text:p>
      <text:p text:style-name="P10">22 <text:s/>* * *</text:p>
      <text:p text:style-name="P10">23 <text:s/>* * *</text:p>
      <text:p text:style-name="P10">24 <text:s/>* * *</text:p>
      <text:p text:style-name="P10">25 <text:s/>* * *</text:p>
      <text:p text:style-name="P10">26 <text:s/>* * *</text:p>
      <text:p text:style-name="P10">27 <text:s/>* * *</text:p>
      <text:p text:style-name="P10">28 <text:s/>* * *</text:p>
      <text:p text:style-name="P10">29 <text:s/>* * *</text:p>
      <text:p text:style-name="P10">30 <text:s/>* * *</text:p>
      <text:p text:style-name="P10">31 <text:s/>* * *</text:p>
      <text:p text:style-name="P10">32 <text:s/>* * *</text:p>
      <text:p text:style-name="P10">33 <text:s/>* * *</text:p>
      <text:p text:style-name="P10">34 <text:s/>* * *</text:p>
      <text:p text:style-name="P10">35 <text:s/>* * *</text:p>
      <text:p text:style-name="P10">36 <text:s/>* * *</text:p>
      <text:p text:style-name="P10">37 <text:s/>* * *</text:p>
      <text:p text:style-name="P10">38 <text:s/>* * *</text:p>
      <text:p text:style-name="P10">39 <text:s/>* * *</text:p>
      <text:p text:style-name="P10">40 <text:s/>* * *</text:p>
      <text:p text:style-name="P10">41 <text:s/>* * *</text:p>
      <text:p text:style-name="P10">42 <text:s/>* * *</text:p>
      <text:p text:style-name="P10">43 <text:s/>* * *</text:p>
      <text:p text:style-name="P10">44 <text:s/>* * *</text:p>
      <text:p text:style-name="P10">45 <text:s/>* * *</text:p>
      <text:p text:style-name="P10">46 <text:s/>* * *</text:p>
      <text:p text:style-name="P10">47 <text:s/>* * *</text:p>
      <text:p text:style-name="P10">48 <text:s/>* * *</text:p>
      <text:p text:style-name="P10">49 <text:s/>* * *</text:p>
      <text:p text:style-name="P10">50 <text:s/>* * *</text:p>
      <text:p text:style-name="P10">51 <text:s/>* * *</text:p>
      <text:p text:style-name="P10">52 <text:s/>* * *</text:p>
      <text:p text:style-name="P10">53 <text:s/>* * *</text:p>
      <text:p text:style-name="P10">54 <text:s/>* * *</text:p>
      <text:p text:style-name="P10">55 <text:s/>* * *</text:p>
      <text:p text:style-name="P10">56 <text:s/>* * *</text:p>
      <text:p text:style-name="P10">57 <text:s/>* * *</text:p>
      <text:p text:style-name="P10">58 <text:s/>* * *</text:p>
      <text:p text:style-name="P10">59 <text:s/>* * *</text:p>
      <text:p text:style-name="P10">60 <text:s/>* * *</text:p>
      <text:p text:style-name="P10"/>
      <text:p text:style-name="P5"/>
      <text:p text:style-name="P5"/>
      <text:p text:style-name="P26">nationalgeographic.com</text:p>
      <text:p text:style-name="P10"/>
      <text:p text:style-name="P10">$ traceroute nationalgeographic.com</text:p>
      <text:p text:style-name="P10">traceroute to nationalgeographic.com (104.108.213.98), 30 hops max, 60 byte packets</text:p>
      <text:p text:style-name="P10"><text:soft-page-break/><text:s/>1 <text:s/>172.21.12.2 (172.21.12.2) <text:s/>6.020 ms <text:s/>5.995 ms <text:s/>5.980 ms</text:p>
      <text:p text:style-name="P10"><text:s/>2 <text:s/>103.118.50.2 (103.118.50.2) <text:s/>5.965 ms <text:s/>5.951 ms <text:s/>5.941 ms</text:p>
      <text:p text:style-name="P10"><text:s/>3 <text:s/>118.185.199.190 (118.185.199.190) <text:s/>12.539 ms <text:s/>12.534 ms <text:s/>12.525 ms</text:p>
      <text:p text:style-name="P10"><text:s/>4 <text:s/>182.19.110.48 (182.19.110.48) <text:s/>15.882 ms <text:s/>15.920 ms <text:s/>15.913 ms</text:p>
      <text:p text:style-name="P10"><text:s/>5 <text:s/>125.16.248.205 (125.16.248.205) <text:s/>15.907 ms <text:s/>15.899 ms <text:s/>15.893 ms</text:p>
      <text:p text:style-name="P10"><text:s/>6 <text:s/>182.79.181.23 (182.79.181.23) <text:s/>17.774 ms 182.79.243.247 (182.79.243.247) <text:s/>14.285 ms 182.79.181.43 (182.79.181.43) <text:s/>14.279 ms</text:p>
      <text:p text:style-name="P10"><text:s/>7 <text:s/>* * *</text:p>
      <text:p text:style-name="P10"><text:s/>8 <text:s/>* * *</text:p>
      <text:p text:style-name="P10"><text:s/>9 <text:s/>* * *</text:p>
      <text:p text:style-name="P10">10 <text:s/>* * *</text:p>
      <text:p text:style-name="P10">11 <text:s/>* * *</text:p>
      <text:p text:style-name="P10">12 <text:s/>* * *</text:p>
      <text:p text:style-name="P10">13 <text:s/>* * *</text:p>
      <text:p text:style-name="P10">14 <text:s/>* * *</text:p>
      <text:p text:style-name="P10">15 <text:s/>* * *</text:p>
      <text:p text:style-name="P10">16 <text:s/>* * *</text:p>
      <text:p text:style-name="P10">17 <text:s/>* * *</text:p>
      <text:p text:style-name="P10">18 <text:s/>* * *</text:p>
      <text:p text:style-name="P10">19 <text:s/>* * *</text:p>
      <text:p text:style-name="P10">20 <text:s/>* * *</text:p>
      <text:p text:style-name="P10">21 <text:s/>* * *</text:p>
      <text:p text:style-name="P10">22 <text:s/>* * *</text:p>
      <text:p text:style-name="P10">23 <text:s/>* * *</text:p>
      <text:p text:style-name="P10">24 <text:s/>* * *</text:p>
      <text:p text:style-name="P10">25 <text:s/>* * *</text:p>
      <text:p text:style-name="P10">26 <text:s/>* * *</text:p>
      <text:p text:style-name="P10">27 <text:s/>* * *</text:p>
      <text:p text:style-name="P10">28 <text:s/>* * *</text:p>
      <text:p text:style-name="P10">29 <text:s/>* * *</text:p>
      <text:p text:style-name="P10">30 <text:s/>* * *</text:p>
      <text:p text:style-name="P10"/>
      <text:p text:style-name="P10"/>
      <text:p text:style-name="P10">$ traceroute -F nationalgeographic.com</text:p>
      <text:p text:style-name="P10">traceroute to nationalgeographic.com (104.108.213.98), 30 hops max, 60 byte packets</text:p>
      <text:p text:style-name="P10"><text:s/>1 <text:s/>172.21.12.2 (172.21.12.2) <text:s/>4.897 ms <text:s/>4.832 ms <text:s/>5.941 ms</text:p>
      <text:p text:style-name="P10"><text:s/>2 <text:s/>103.118.50.2 (103.118.50.2) <text:s/>7.986 ms <text:s/>7.971 ms <text:s/>7.938 ms</text:p>
      <text:p text:style-name="P10"><text:s/>3 <text:s/>118.185.199.190 (118.185.199.190) <text:s/>15.278 ms <text:s/>15.253 ms <text:s/>15.223 ms</text:p>
      <text:p text:style-name="P10"><text:s/>4 <text:s/>182.19.110.48 (182.19.110.48) <text:s/>18.295 ms <text:s/>18.234 ms *</text:p>
      <text:p text:style-name="P10"><text:s/>5 <text:s/>* 125.16.248.205 (125.16.248.205) <text:s/>24.792 ms *</text:p>
      <text:p text:style-name="P10"><text:s/>6 <text:s/>182.79.181.33 (182.79.181.33) <text:s/>24.736 ms 182.79.234.229 (182.79.234.229) <text:s/>14.568 ms 182.79.181.23 (182.79.181.23) <text:s/>13.634 ms</text:p>
      <text:p text:style-name="P10"><text:s/>7 <text:s/>* * *</text:p>
      <text:p text:style-name="P10"><text:s/>8 <text:s/>* * *</text:p>
      <text:p text:style-name="P10"><text:s/>9 <text:s/>* * *</text:p>
      <text:p text:style-name="P10">10 <text:s/>* * *</text:p>
      <text:p text:style-name="P10">11 <text:s/>* * *</text:p>
      <text:p text:style-name="P10"><text:soft-page-break/>12 <text:s/>* * *</text:p>
      <text:p text:style-name="P10">13 <text:s/>* * *</text:p>
      <text:p text:style-name="P10">14 <text:s/>* * *</text:p>
      <text:p text:style-name="P10">15 <text:s/>* * *</text:p>
      <text:p text:style-name="P10">16 <text:s/>* * *</text:p>
      <text:p text:style-name="P10">17 <text:s/>* * *</text:p>
      <text:p text:style-name="P10">18 <text:s/>* * *</text:p>
      <text:p text:style-name="P10">19 <text:s/>* * *</text:p>
      <text:p text:style-name="P10">20 <text:s/>* * *</text:p>
      <text:p text:style-name="P10">21 <text:s/>* * *</text:p>
      <text:p text:style-name="P10">22 <text:s/>* * *</text:p>
      <text:p text:style-name="P10">23 <text:s/>* * *</text:p>
      <text:p text:style-name="P10">24 <text:s/>* * *</text:p>
      <text:p text:style-name="P10">25 <text:s/>* * *</text:p>
      <text:p text:style-name="P10">26 <text:s/>* * *</text:p>
      <text:p text:style-name="P10">27 <text:s/>* * *</text:p>
      <text:p text:style-name="P10">28 <text:s/>* * *</text:p>
      <text:p text:style-name="P10">29 <text:s/>* * *</text:p>
      <text:p text:style-name="P10">30 <text:s/>* * *</text:p>
      <text:p text:style-name="P10"/>
      <text:p text:style-name="P10">$ traceroute -m 15 nationalgeographic.com</text:p>
      <text:p text:style-name="P10">traceroute to nationalgeographic.com (104.108.213.98), 15 hops max, 60 byte packets</text:p>
      <text:p text:style-name="P10"><text:s/>1 <text:s/>172.21.12.2 (172.21.12.2) <text:s/>3.134 ms <text:s/>3.056 ms <text:s/>3.018 ms</text:p>
      <text:p text:style-name="P10"><text:s/>2 <text:s/>103.118.50.2 (103.118.50.2) <text:s/>4.937 ms <text:s/>4.905 ms *</text:p>
      <text:p text:style-name="P10"><text:s/>3 <text:s/>118.185.199.190 (118.185.199.190) <text:s/>12.539 ms <text:s/>12.538 ms *</text:p>
      <text:p text:style-name="P10"><text:s/>4 <text:s/>182.19.110.48 (182.19.110.48) <text:s/>13.500 ms * *</text:p>
      <text:p text:style-name="P10"><text:s/>5 <text:s/>125.16.248.205 (125.16.248.205) <text:s/>15.671 ms <text:s/>15.665 ms *</text:p>
      <text:p text:style-name="P10"><text:s/>6 <text:s/>182.79.181.25 (182.79.181.25) <text:s/>16.853 ms <text:s/>59.990 ms 182.79.181.35 (182.79.181.35) <text:s/>59.947 ms</text:p>
      <text:p text:style-name="P10"><text:s/>7 <text:s/>* * *</text:p>
      <text:p text:style-name="P10"><text:s/>8 <text:s/>* * *</text:p>
      <text:p text:style-name="P10"><text:s/>9 <text:s/>* * *</text:p>
      <text:p text:style-name="P10">10 <text:s/>* * *</text:p>
      <text:p text:style-name="P10">11 <text:s/>* * *</text:p>
      <text:p text:style-name="P10">12 <text:s/>* * *</text:p>
      <text:p text:style-name="P10">13 <text:s/>* * *</text:p>
      <text:p text:style-name="P10">14 <text:s/>* * *</text:p>
      <text:p text:style-name="P10">15 <text:s/>* * *</text:p>
      <text:p text:style-name="P10"/>
      <text:p text:style-name="P26">nkn.gov.in</text:p>
      <text:p text:style-name="P10"/>
      <text:p text:style-name="P10">$ traceroute nkn.gov.in</text:p>
      <text:p text:style-name="P10">traceroute to nkn.gov.in (180.149.57.82), 30 hops max, 60 byte packets</text:p>
      <text:p text:style-name="P10"><text:s/>1 <text:s/>172.21.12.2 (172.21.12.2) <text:s/>3.194 ms <text:s/>3.088 ms <text:s/>4.181 ms</text:p>
      <text:p text:style-name="P10"><text:s/>2 <text:s/>103.118.50.2 (103.118.50.2) <text:s/>5.059 ms <text:s/>5.034 ms <text:s/>5.008 ms</text:p>
      <text:p text:style-name="P10"><text:s/>3 <text:s/>118.185.199.190 (118.185.199.190) <text:s/>12.521 ms <text:s/>13.581 ms *</text:p>
      <text:p text:style-name="P10"><text:s/>4 <text:s/>182.19.106.103 (182.19.106.103) <text:s/>41.854 ms <text:s/>41.858 ms <text:s/>41.833 ms</text:p>
      <text:p text:style-name="P10"><text:s/>5 <text:s/>14.142.18.97.static-Mumbai.vsnl.net.in (14.142.18.97) <text:s/>39.657 ms <text:s/>39.652 ms <text:s/>39.626 ms</text:p>
      <text:p text:style-name="P10"><text:s/>6 <text:s/>* * *</text:p>
      <text:p text:style-name="P10"><text:soft-page-break/><text:s/>7 <text:s/>* * *</text:p>
      <text:p text:style-name="P10"><text:s/>8 <text:s/>14.140.210.22.static-Delhi-vsnl.net.in (14.140.210.22) <text:s/>59.023 ms <text:s/>61.214 ms <text:s/>58.693 ms</text:p>
      <text:p text:style-name="P10"><text:s/>9 <text:s/>* * *</text:p>
      <text:p text:style-name="P10">10 <text:s/>* * *</text:p>
      <text:p text:style-name="P10">11 <text:s/>* * *</text:p>
      <text:p text:style-name="P10">12 <text:s/>* * *</text:p>
      <text:p text:style-name="P10">13 <text:s/>* * *</text:p>
      <text:p text:style-name="P10">14 <text:s/>* * *</text:p>
      <text:p text:style-name="P10">15 <text:s/>* * *</text:p>
      <text:p text:style-name="P10">16 <text:s/>* * *</text:p>
      <text:p text:style-name="P10">17 <text:s/>* * *</text:p>
      <text:p text:style-name="P10">18 <text:s/>* * *</text:p>
      <text:p text:style-name="P10">19 <text:s/>* * *</text:p>
      <text:p text:style-name="P10">20 <text:s/>* * *</text:p>
      <text:p text:style-name="P10">21 <text:s/>* * *</text:p>
      <text:p text:style-name="P10">22 <text:s/>* * *</text:p>
      <text:p text:style-name="P10">23 <text:s/>* * *</text:p>
      <text:p text:style-name="P10">24 <text:s/>* * *</text:p>
      <text:p text:style-name="P10">25 <text:s/>* * *</text:p>
      <text:p text:style-name="P10">26 <text:s/>* * *</text:p>
      <text:p text:style-name="P10">27 <text:s/>* * *</text:p>
      <text:p text:style-name="P10">28 <text:s/>* * *</text:p>
      <text:p text:style-name="P10">29 <text:s/>* * *</text:p>
      <text:p text:style-name="P10">30 <text:s/>* * *</text:p>
      <text:p text:style-name="P10"/>
      <text:p text:style-name="P10"/>
      <text:p text:style-name="P10">$ traceroute -F nkn.gov.in</text:p>
      <text:p text:style-name="P10">traceroute to nkn.gov.in (180.149.57.82), 30 hops max, 60 byte packets</text:p>
      <text:p text:style-name="P10"><text:s/>1 <text:s/>172.21.12.2 (172.21.12.2) <text:s/>3.242 ms <text:s/>3.185 ms <text:s/>4.065 ms</text:p>
      <text:p text:style-name="P10"><text:s/>2 <text:s/>103.118.50.2 (103.118.50.2) <text:s/>5.149 ms <text:s/>6.113 ms *</text:p>
      <text:p text:style-name="P10"><text:s/>3 <text:s/>118.185.199.190 (118.185.199.190) <text:s/>14.640 ms * <text:s/>14.590 ms</text:p>
      <text:p text:style-name="P10"><text:s/>4 <text:s/>182.19.106.103 (182.19.106.103) <text:s/>39.834 ms <text:s/>40.677 ms <text:s/>39.794 ms</text:p>
      <text:p text:style-name="P10"><text:s/>5 <text:s/>14.142.18.97.static-Mumbai.vsnl.net.in (14.142.18.97) <text:s/>42.776 ms <text:s/>42.767 ms <text:s/>42.734 ms</text:p>
      <text:p text:style-name="P10"><text:s/>6 <text:s/>* * *</text:p>
      <text:p text:style-name="P10"><text:s/>7 <text:s/>* * *</text:p>
      <text:p text:style-name="P10"><text:s/>8 <text:s/>14.140.210.22.static-Delhi-vsnl.net.in (14.140.210.22) <text:s/>59.453 ms * <text:s/>58.723 ms</text:p>
      <text:p text:style-name="P10"><text:s/>9 <text:s/>* * *</text:p>
      <text:p text:style-name="P10">10 <text:s/>* * *</text:p>
      <text:p text:style-name="P10">11 <text:s/>* * *</text:p>
      <text:p text:style-name="P10">12 <text:s/>* * *</text:p>
      <text:p text:style-name="P10">13 <text:s/>* * *</text:p>
      <text:p text:style-name="P10">14 <text:s/>* * *</text:p>
      <text:p text:style-name="P10">15 <text:s/>* * *</text:p>
      <text:p text:style-name="P10">16 <text:s/>* * *</text:p>
      <text:p text:style-name="P10">17 <text:s/>* * *</text:p>
      <text:p text:style-name="P10">18 <text:s/>* * *</text:p>
      <text:p text:style-name="P10">19 <text:s/>* * *</text:p>
      <text:p text:style-name="P10">20 <text:s/>* * *</text:p>
      <text:p text:style-name="P10"><text:soft-page-break/>21 <text:s/>* * *</text:p>
      <text:p text:style-name="P10">22 <text:s/>* * *</text:p>
      <text:p text:style-name="P10">23 <text:s/>* * *</text:p>
      <text:p text:style-name="P10">24 <text:s/>* * *</text:p>
      <text:p text:style-name="P10">25 <text:s/>* * *</text:p>
      <text:p text:style-name="P10">26 <text:s/>* * *</text:p>
      <text:p text:style-name="P10">27 <text:s/>* * *</text:p>
      <text:p text:style-name="P10">28 <text:s/>* * *</text:p>
      <text:p text:style-name="P10">29 <text:s/>* * *</text:p>
      <text:p text:style-name="P10">30 <text:s/>* * *</text:p>
      <text:p text:style-name="P10"/>
      <text:p text:style-name="P10"/>
      <text:p text:style-name="P10">$ traceroute -m 15 nkn.gov.in</text:p>
      <text:p text:style-name="P10">traceroute to nkn.gov.in (180.149.57.82), 15 hops max, 60 byte packets</text:p>
      <text:p text:style-name="P10"><text:s/>1 <text:s/>172.21.12.2 (172.21.12.2) <text:s/>3.939 ms <text:s/>3.918 ms <text:s/>3.902 ms</text:p>
      <text:p text:style-name="P10"><text:s/>2 <text:s/>103.118.50.2 (103.118.50.2) <text:s/>3.886 ms * <text:s/>3.852 ms</text:p>
      <text:p text:style-name="P10"><text:s/>3 <text:s/>118.185.199.190 (118.185.199.190) <text:s/>12.377 ms <text:s/>12.379 ms <text:s/>12.367 ms</text:p>
      <text:p text:style-name="P10"><text:s/>4 <text:s/>182.19.106.103 (182.19.106.103) <text:s/>39.331 ms <text:s/>39.368 ms <text:s/>39.359 ms</text:p>
      <text:p text:style-name="P10"><text:s/>5 <text:s/>14.142.18.97.static-Mumbai.vsnl.net.in (14.142.18.97) <text:s/>42.392 ms <text:s/>42.409 ms <text:s/>42.398 ms</text:p>
      <text:p text:style-name="P10"><text:s/>6 <text:s/>* * *</text:p>
      <text:p text:style-name="P10"><text:s/>7 <text:s/>* * *</text:p>
      <text:p text:style-name="P10"><text:s/>8 <text:s/>14.140.210.22.static-Delhi-vsnl.net.in (14.140.210.22) <text:s/>57.940 ms <text:s/>57.929 ms <text:s/>58.894 ms</text:p>
      <text:p text:style-name="P10"><text:s/>9 <text:s/>* * *</text:p>
      <text:p text:style-name="P10">10 <text:s/>* * *</text:p>
      <text:p text:style-name="P10">11 <text:s/>* * *</text:p>
      <text:p text:style-name="P10">12 <text:s/>* * *</text:p>
      <text:p text:style-name="P10">13 <text:s/>* * *</text:p>
      <text:p text:style-name="P10">14 <text:s/>* * *</text:p>
      <text:p text:style-name="P10">15 <text:s/>* * *</text:p>
      <text:p text:style-name="P10"/>
      <text:p text:style-name="P10"/>
      <text:p text:style-name="P26">irctc.co.in</text:p>
      <text:p text:style-name="P10"/>
      <text:p text:style-name="P10">$ traceroute irctc.co.in</text:p>
      <text:p text:style-name="P10">traceroute to irctc.co.in (103.252.142.21), 30 hops max, 60 byte packets</text:p>
      <text:p text:style-name="P10"><text:s/>1 <text:s/>172.21.12.2 (172.21.12.2) <text:s/>2.120 ms <text:s/>2.078 ms <text:s/>4.224 ms</text:p>
      <text:p text:style-name="P10"><text:s/>2 <text:s/>103.118.50.2 (103.118.50.2) <text:s/>4.213 ms <text:s/>4.199 ms <text:s/>4.186 ms</text:p>
      <text:p text:style-name="P10"><text:s/>3 <text:s/>118.185.199.190 (118.185.199.190) <text:s/>14.594 ms <text:s/>14.616 ms <text:s/>14.613 ms</text:p>
      <text:p text:style-name="P10"><text:s/>4 <text:s/>182.19.106.198 (182.19.106.198) <text:s/>38.397 ms <text:s/>38.412 ms *</text:p>
      <text:p text:style-name="P10"><text:s/>5 <text:s/>182.19.43.117 (182.19.43.117) <text:s/>40.507 ms <text:s/>40.474 ms <text:s/>40.492 ms</text:p>
      <text:p text:style-name="P10"><text:s/>6 <text:s/>* * *</text:p>
      <text:p text:style-name="P10"><text:s/>7 <text:s/>* * *</text:p>
      <text:p text:style-name="P10"><text:s/>8 <text:s/>* * *</text:p>
      <text:p text:style-name="P10"><text:s/>9 <text:s/>* * *</text:p>
      <text:p text:style-name="P10">10 <text:s/>* * *</text:p>
      <text:p text:style-name="P10">11 <text:s/>* * *</text:p>
      <text:p text:style-name="P10"><text:soft-page-break/>12 <text:s/>* * *</text:p>
      <text:p text:style-name="P10">13 <text:s/>* * *</text:p>
      <text:p text:style-name="P10">14 <text:s/>* * *</text:p>
      <text:p text:style-name="P10">15 <text:s/>* * *</text:p>
      <text:p text:style-name="P10">16 <text:s/>* * *</text:p>
      <text:p text:style-name="P10">17 <text:s/>* * *</text:p>
      <text:p text:style-name="P10">18 <text:s/>* * *</text:p>
      <text:p text:style-name="P10">19 <text:s/>* * *</text:p>
      <text:p text:style-name="P10">20 <text:s/>* * *</text:p>
      <text:p text:style-name="P10">21 <text:s/>* * *</text:p>
      <text:p text:style-name="P10">22 <text:s/>* * *</text:p>
      <text:p text:style-name="P10">23 <text:s/>* * *</text:p>
      <text:p text:style-name="P10">24 <text:s/>* * *</text:p>
      <text:p text:style-name="P10">25 <text:s/>* * *</text:p>
      <text:p text:style-name="P10">26 <text:s/>* * *</text:p>
      <text:p text:style-name="P10">27 <text:s/>* * *</text:p>
      <text:p text:style-name="P10">28 <text:s/>* * *</text:p>
      <text:p text:style-name="P10">29 <text:s/>* * *</text:p>
      <text:p text:style-name="P10">30 <text:s/>* * *</text:p>
      <text:p text:style-name="P10"/>
      <text:p text:style-name="P11">$ traceroute -F irctc.co.in</text:p>
      <text:p text:style-name="P11">traceroute to irctc.co.in (103.252.142.19), 30 hops max, 60 byte packets</text:p>
      <text:p text:style-name="P11"><text:s/>1 <text:s/>172.21.12.2 (172.21.12.2) <text:s/>4.586 ms <text:s/>4.528 ms <text:s/>4.490 ms</text:p>
      <text:p text:style-name="P11"><text:s/>2 <text:s/>103.118.50.2 (103.118.50.2) <text:s/>4.454 ms <text:s/>5.035 ms *</text:p>
      <text:p text:style-name="P11"><text:s/>3 <text:s/>118.185.199.190 (118.185.199.190) <text:s/>17.644 ms <text:s/>17.647 ms <text:s/>17.612 ms</text:p>
      <text:p text:style-name="P11"><text:s/>4 <text:s/>182.19.106.198 (182.19.106.198) <text:s/>49.371 ms <text:s/>49.373 ms <text:s/>49.327 ms</text:p>
      <text:p text:style-name="P11"><text:s/>5 <text:s/>182.19.43.117 (182.19.43.117) <text:s/>40.474 ms * <text:s/>40.426 ms</text:p>
      <text:p text:style-name="P11"><text:s/>6 <text:s/>* * *</text:p>
      <text:p text:style-name="P11"><text:s/>7 <text:s/>* * *</text:p>
      <text:p text:style-name="P11"><text:s/>8 <text:s/>* * *</text:p>
      <text:p text:style-name="P11"><text:s/>9 <text:s/>* * *</text:p>
      <text:p text:style-name="P11">10 <text:s/>* * *</text:p>
      <text:p text:style-name="P11">11 <text:s/>* * *</text:p>
      <text:p text:style-name="P11">12 <text:s/>* * *</text:p>
      <text:p text:style-name="P11">13 <text:s/>* * *</text:p>
      <text:p text:style-name="P11">14 <text:s/>* * *</text:p>
      <text:p text:style-name="P11">15 <text:s/>* * *</text:p>
      <text:p text:style-name="P11">16 <text:s/>* * *</text:p>
      <text:p text:style-name="P11">17 <text:s/>* * *</text:p>
      <text:p text:style-name="P11">18 <text:s/>* * *</text:p>
      <text:p text:style-name="P11">19 <text:s/>* * *</text:p>
      <text:p text:style-name="P11">20 <text:s/>* * *</text:p>
      <text:p text:style-name="P11">21 <text:s/>* * *</text:p>
      <text:p text:style-name="P11">22 <text:s/>* * *</text:p>
      <text:p text:style-name="P11">23 <text:s/>* * *</text:p>
      <text:p text:style-name="P11">24 <text:s/>* * *</text:p>
      <text:p text:style-name="P11">25 <text:s/>* * *</text:p>
      <text:p text:style-name="P11">26 <text:s/>* * *</text:p>
      <text:p text:style-name="P11">27 <text:s/>* * *</text:p>
      <text:p text:style-name="P11">28 <text:s/>* * *</text:p>
      <text:p text:style-name="P11"><text:soft-page-break/>29 <text:s/>* * *</text:p>
      <text:p text:style-name="P11">30 <text:s/>* * *</text:p>
      <text:p text:style-name="P11"/>
      <text:p text:style-name="P11"/>
      <text:p text:style-name="P11">$ traceroute -m 15 irctc.co.in</text:p>
      <text:p text:style-name="P11">traceroute to irctc.co.in (103.252.142.19), 15 hops max, 60 byte packets</text:p>
      <text:p text:style-name="P11"><text:s/>1 <text:s/>172.21.12.2 (172.21.12.2) <text:s/>2.853 ms <text:s/>3.816 ms <text:s/>3.783 ms</text:p>
      <text:p text:style-name="P11"><text:s/>2 <text:s/>103.118.50.2 (103.118.50.2) <text:s/>4.975 ms <text:s/>4.944 ms *</text:p>
      <text:p text:style-name="P11"><text:s/>3 <text:s/>118.185.199.190 (118.185.199.190) <text:s/>17.669 ms <text:s/>17.621 ms <text:s/>17.559 ms</text:p>
      <text:p text:style-name="P11"><text:s/>4 <text:s/>182.19.106.198 (182.19.106.198) <text:s/>42.116 ms <text:s/>42.073 ms <text:s/>42.022 ms</text:p>
      <text:p text:style-name="P11"><text:s/>5 <text:s/>182.19.43.117 (182.19.43.117) <text:s/>39.921 ms <text:s/>39.909 ms <text:s/>39.868 ms</text:p>
      <text:p text:style-name="P11"><text:s/>6 <text:s/>* * *</text:p>
      <text:p text:style-name="P11"><text:s/>7 <text:s/>* * *</text:p>
      <text:p text:style-name="P11"><text:s/>8 <text:s/>* * *</text:p>
      <text:p text:style-name="P11"><text:s/>9 <text:s/>* * *</text:p>
      <text:p text:style-name="P11">10 <text:s/>* * *</text:p>
      <text:p text:style-name="P11">11 <text:s/>* * *</text:p>
      <text:p text:style-name="P11">12 <text:s/>* * *</text:p>
      <text:p text:style-name="P11">13 <text:s/>* * *</text:p>
      <text:p text:style-name="P11">14 <text:s/>* * *</text:p>
      <text:p text:style-name="P11">15 <text:s/>* * *</text:p>
      <text:p text:style-name="P11"/>
      <text:p text:style-name="P11"/>
      <text:p text:style-name="P11"/>
      <text:p text:style-name="P12"/>
      <text:p text:style-name="P12"/>
      <text:p text:style-name="P12"/>
      <text:p text:style-name="P12"/>
      <text:p text:style-name="P13">3. <text:span text:style-name="T5">Nslookup</text:span></text:p>
      <text:p text:style-name="P13"/>
      <text:p text:style-name="P2"><text:span text:style-name="Strong_20_Emphasis"><text:span text:style-name="T3">Nslookup</text:span></text:span><text:span text:style-name="Strong_20_Emphasis"><text:span text:style-name="T2"> </text:span></text:span><text:span text:style-name="T2">(stands for “Name Server Lookup”) is a useful command for getting information from DNS server. It is a network administration tool for querying the Domain Name System (DNS) to obtain domain name or IP address mapping or any other specific DNS record.</text:span></text:p>
      <text:p text:style-name="P13"/>
      <text:p text:style-name="P13">Options:</text:p>
      <text:p text:style-name="P13"/>
      <text:p text:style-name="P13">nslookup [hostname]: lookup IP address(es) for hostname</text:p>
      <text:p text:style-name="P13">nslookup [IP address]: lookup hostname for IP address</text:p>
      <text:p text:style-name="P13"/>
      <text:p text:style-name="P27">iitrpr.ac.in</text:p>
      <text:p text:style-name="P14"/>
      <text:p text:style-name="P14">$ nslookup iitrpr.ac.in</text:p>
      <text:p text:style-name="P14">Server:<text:tab/><text:tab/>127.0.1.1</text:p>
      <text:p text:style-name="P14">Address:<text:tab/>127.0.1.1#53</text:p>
      <text:p text:style-name="P14"/>
      <text:p text:style-name="P14">Non-authoritative answer:</text:p>
      <text:p text:style-name="P14">Name:<text:tab/>iitrpr.ac.in</text:p>
      <text:p text:style-name="P14">Address: 117.252.3.35</text:p>
      <text:p text:style-name="P14"><text:soft-page-break/></text:p>
      <text:p text:style-name="P14"/>
      <text:p text:style-name="P14">$ nslookup 117.252.3.35</text:p>
      <text:p text:style-name="P14">Server:<text:tab/><text:tab/>127.0.1.1</text:p>
      <text:p text:style-name="P14">Address:<text:tab/>127.0.1.1#53</text:p>
      <text:p text:style-name="P14"/>
      <text:p text:style-name="P14">** server can't find 35.3.252.117.in-addr.arpa: NXDOMAIN</text:p>
      <text:p text:style-name="P14"/>
      <text:p text:style-name="P14"/>
      <text:p text:style-name="P14"/>
      <text:p text:style-name="P27">google.com</text:p>
      <text:p text:style-name="P14"/>
      <text:p text:style-name="P14">$ nslookup google.com</text:p>
      <text:p text:style-name="P14">Server:<text:tab/><text:tab/>127.0.1.1</text:p>
      <text:p text:style-name="P14">Address:<text:tab/>127.0.1.1#53</text:p>
      <text:p text:style-name="P14"/>
      <text:p text:style-name="P14">Non-authoritative answer:</text:p>
      <text:p text:style-name="P14">Name:<text:tab/>google.com</text:p>
      <text:p text:style-name="P14">Address: 172.217.166.46</text:p>
      <text:p text:style-name="P14"/>
      <text:p text:style-name="P14"/>
      <text:p text:style-name="P14">$ nslookup 172.217.166.46</text:p>
      <text:p text:style-name="P14">Server:<text:tab/><text:tab/>127.0.1.1</text:p>
      <text:p text:style-name="P14">Address:<text:tab/>127.0.1.1#53</text:p>
      <text:p text:style-name="P14"/>
      <text:p text:style-name="P14">Non-authoritative answer:</text:p>
      <text:p text:style-name="P14">46.166.217.172.in-addr.arpa<text:tab/>name = bom07s18-in-f14.1e100.net.</text:p>
      <text:p text:style-name="P14"/>
      <text:p text:style-name="P14">Authoritative answers can be found from:</text:p>
      <text:p text:style-name="P14">217.172.in-addr.arpa<text:tab/>nameserver = ns1.google.com.</text:p>
      <text:p text:style-name="P14">217.172.in-addr.arpa<text:tab/>nameserver = ns2.google.com.</text:p>
      <text:p text:style-name="P14">217.172.in-addr.arpa<text:tab/>nameserver = ns3.google.com.</text:p>
      <text:p text:style-name="P14">217.172.in-addr.arpa<text:tab/>nameserver = ns4.google.com.</text:p>
      <text:p text:style-name="P14">ns1.google.com<text:tab/>internet address = 216.239.32.10</text:p>
      <text:p text:style-name="P14">ns1.google.com<text:tab/>has AAAA address 2001:4860:4802:32::a</text:p>
      <text:p text:style-name="P14">ns2.google.com<text:tab/>internet address = 216.239.34.10</text:p>
      <text:p text:style-name="P14">ns2.google.com<text:tab/>has AAAA address 2001:4860:4802:34::a</text:p>
      <text:p text:style-name="P14">ns3.google.com<text:tab/>internet address = 216.239.36.10</text:p>
      <text:p text:style-name="P14">ns3.google.com<text:tab/>has AAAA address 2001:4860:4802:36::a</text:p>
      <text:p text:style-name="P14">ns4.google.com<text:tab/>internet address = 216.239.38.10</text:p>
      <text:p text:style-name="P14">ns4.google.com<text:tab/>has AAAA address 2001:4860:4802:38::a</text:p>
      <text:p text:style-name="P14"/>
      <text:p text:style-name="P14"/>
      <text:p text:style-name="P14"/>
      <text:p text:style-name="P28">google.co.in</text:p>
      <text:p text:style-name="P15"/>
      <text:p text:style-name="P16">$ nslookup google.co.in</text:p>
      <text:p text:style-name="P16">Server:<text:tab/><text:tab/>127.0.1.1</text:p>
      <text:p text:style-name="P16">Address:<text:tab/>127.0.1.1#53</text:p>
      <text:p text:style-name="P16"/>
      <text:p text:style-name="P16">Non-authoritative answer:</text:p>
      <text:p text:style-name="P16">Name:<text:tab/>google.co.in</text:p>
      <text:p text:style-name="P16">Address: 172.217.160.163</text:p>
      <text:p text:style-name="P16"><text:soft-page-break/></text:p>
      <text:p text:style-name="P16"/>
      <text:p text:style-name="P16">$ nslookup 172.217.160.163</text:p>
      <text:p text:style-name="P16">Server:<text:tab/><text:tab/>127.0.1.1</text:p>
      <text:p text:style-name="P16">Address:<text:tab/>127.0.1.1#53</text:p>
      <text:p text:style-name="P16"/>
      <text:p text:style-name="P16">Non-authoritative answer:</text:p>
      <text:p text:style-name="P16">163.160.217.172.in-addr.arpa<text:tab/>name = bom05s12-in-f3.1e100.net.</text:p>
      <text:p text:style-name="P16"/>
      <text:p text:style-name="P16">Authoritative answers can be found from:</text:p>
      <text:p text:style-name="P16">217.172.in-addr.arpa<text:tab/>nameserver = ns4.google.com.</text:p>
      <text:p text:style-name="P16">217.172.in-addr.arpa<text:tab/>nameserver = ns3.google.com.</text:p>
      <text:p text:style-name="P16">217.172.in-addr.arpa<text:tab/>nameserver = ns2.google.com.</text:p>
      <text:p text:style-name="P16">217.172.in-addr.arpa<text:tab/>nameserver = ns1.google.com.</text:p>
      <text:p text:style-name="P16">ns1.google.com<text:tab/>internet address = 216.239.32.10</text:p>
      <text:p text:style-name="P16">ns1.google.com<text:tab/>has AAAA address 2001:4860:4802:32::a</text:p>
      <text:p text:style-name="P16">ns2.google.com<text:tab/>internet address = 216.239.34.10</text:p>
      <text:p text:style-name="P16">ns2.google.com<text:tab/>has AAAA address 2001:4860:4802:34::a</text:p>
      <text:p text:style-name="P16">ns3.google.com<text:tab/>internet address = 216.239.36.10</text:p>
      <text:p text:style-name="P16">ns3.google.com<text:tab/>has AAAA address 2001:4860:4802:36::a</text:p>
      <text:p text:style-name="P16">ns4.google.com<text:tab/>internet address = 216.239.38.10</text:p>
      <text:p text:style-name="P16">ns4.google.com<text:tab/>has AAAA address 2001:4860:4802:38::a</text:p>
      <text:p text:style-name="P16"/>
      <text:p text:style-name="P16"/>
      <text:p text:style-name="P16"/>
      <text:p text:style-name="P29">gmail.com</text:p>
      <text:p text:style-name="P16"/>
      <text:p text:style-name="P16">$ nslookup gmail.com</text:p>
      <text:p text:style-name="P16">Server:<text:tab/><text:tab/>127.0.1.1</text:p>
      <text:p text:style-name="P16">Address:<text:tab/>127.0.1.1#53</text:p>
      <text:p text:style-name="P16"/>
      <text:p text:style-name="P16">Non-authoritative answer:</text:p>
      <text:p text:style-name="P16">Name:<text:tab/>gmail.com</text:p>
      <text:p text:style-name="P16">Address: 216.58.203.37</text:p>
      <text:p text:style-name="P16"/>
      <text:p text:style-name="P16"/>
      <text:p text:style-name="P17">$ nslookup 216.58.203.37</text:p>
      <text:p text:style-name="P17">Server:<text:tab/><text:tab/>127.0.1.1</text:p>
      <text:p text:style-name="P17">Address:<text:tab/>127.0.1.1#53</text:p>
      <text:p text:style-name="P17"/>
      <text:p text:style-name="P17">Non-authoritative answer:</text:p>
      <text:p text:style-name="P17">37.203.58.216.in-addr.arpa<text:tab/>name = bom12s05-in-f5.1e100.net.</text:p>
      <text:p text:style-name="P17">37.203.58.216.in-addr.arpa<text:tab/>name = hkg12s10-in-f5.1e100.net.</text:p>
      <text:p text:style-name="P17">37.203.58.216.in-addr.arpa<text:tab/>name = hkg12s10-in-f37.1e100.net.</text:p>
      <text:p text:style-name="P17"/>
      <text:p text:style-name="P17">Authoritative answers can be found from:</text:p>
      <text:p text:style-name="P17">203.58.216.in-addr.arpa<text:tab/>nameserver = ns1.google.com.</text:p>
      <text:p text:style-name="P17">203.58.216.in-addr.arpa<text:tab/>nameserver = ns4.google.com.</text:p>
      <text:p text:style-name="P17">203.58.216.in-addr.arpa<text:tab/>nameserver = ns3.google.com.</text:p>
      <text:p text:style-name="P17">203.58.216.in-addr.arpa<text:tab/>nameserver = ns2.google.com.</text:p>
      <text:p text:style-name="P17">ns1.google.com<text:tab/>internet address = 216.239.32.10</text:p>
      <text:p text:style-name="P17">ns1.google.com<text:tab/>has AAAA address 2001:4860:4802:32::a</text:p>
      <text:p text:style-name="P17">ns2.google.com<text:tab/>internet address = 216.239.34.10</text:p>
      <text:p text:style-name="P17"><text:soft-page-break/>ns2.google.com<text:tab/>has AAAA address 2001:4860:4802:34::a</text:p>
      <text:p text:style-name="P17">ns3.google.com<text:tab/>internet address = 216.239.36.10</text:p>
      <text:p text:style-name="P17">ns3.google.com<text:tab/>has AAAA address 2001:4860:4802:36::a</text:p>
      <text:p text:style-name="P17">ns4.google.com<text:tab/>internet address = 216.239.38.10</text:p>
      <text:p text:style-name="P17">ns4.google.com<text:tab/>has AAAA address 2001:4860:4802:38::a</text:p>
      <text:p text:style-name="P17"/>
      <text:p text:style-name="P17"/>
      <text:p text:style-name="P30">facebook.com</text:p>
      <text:p text:style-name="P17"/>
      <text:p text:style-name="P17">$ nslookup facebook.com</text:p>
      <text:p text:style-name="P17">Server:<text:tab/><text:tab/>127.0.1.1</text:p>
      <text:p text:style-name="P17">Address:<text:tab/>127.0.1.1#53</text:p>
      <text:p text:style-name="P17"/>
      <text:p text:style-name="P17">Non-authoritative answer:</text:p>
      <text:p text:style-name="P17">Name:<text:tab/>facebook.com</text:p>
      <text:p text:style-name="P17">Address: 31.13.79.35</text:p>
      <text:p text:style-name="P17"/>
      <text:p text:style-name="P17"/>
      <text:p text:style-name="P17"/>
      <text:p text:style-name="P17">$ nslookup 31.13.79.35</text:p>
      <text:p text:style-name="P17">Server:<text:tab/><text:tab/>127.0.1.1</text:p>
      <text:p text:style-name="P17">Address:<text:tab/>127.0.1.1#53</text:p>
      <text:p text:style-name="P17"/>
      <text:p text:style-name="P17">Non-authoritative answer:</text:p>
      <text:p text:style-name="P17">35.79.13.31.in-addr.arpa<text:tab/>name = edge-star-mini-shv-02-bom1.facebook.com.</text:p>
      <text:p text:style-name="P17"/>
      <text:p text:style-name="P17">Authoritative answers can be found from:</text:p>
      <text:p text:style-name="P17">79.13.31.in-addr.arpa<text:tab/>nameserver = a.ns.facebook.com.</text:p>
      <text:p text:style-name="P17">79.13.31.in-addr.arpa<text:tab/>nameserver = b.ns.facebook.com.</text:p>
      <text:p text:style-name="P17">a.ns.facebook.com<text:tab/>internet address = 69.171.239.12</text:p>
      <text:p text:style-name="P17">a.ns.facebook.com<text:tab/>has AAAA address 2a03:2880:fffe:c:face:b00c:0:35</text:p>
      <text:p text:style-name="P17">b.ns.facebook.com<text:tab/>internet address = 69.171.255.12</text:p>
      <text:p text:style-name="P17">b.ns.facebook.com<text:tab/>has AAAA address 2a03:2880:ffff:c:face:b00c:0:35</text:p>
      <text:p text:style-name="P17"/>
      <text:p text:style-name="P17"/>
      <text:p text:style-name="P30">wikipedia.org</text:p>
      <text:p text:style-name="P17"/>
      <text:p text:style-name="P17">$ nslookup wikipedia.org</text:p>
      <text:p text:style-name="P17">Server:<text:tab/><text:tab/>127.0.1.1</text:p>
      <text:p text:style-name="P17">Address:<text:tab/>127.0.1.1#53</text:p>
      <text:p text:style-name="P17"/>
      <text:p text:style-name="P17">Non-authoritative answer:</text:p>
      <text:p text:style-name="P17">Name:<text:tab/>wikipedia.org</text:p>
      <text:p text:style-name="P17">Address: 103.102.166.224</text:p>
      <text:p text:style-name="P17"/>
      <text:p text:style-name="P17"/>
      <text:p text:style-name="P17">$ nslookup 103.102.166.224</text:p>
      <text:p text:style-name="P17">Server:<text:tab/><text:tab/>127.0.1.1</text:p>
      <text:p text:style-name="P17">Address:<text:tab/>127.0.1.1#53</text:p>
      <text:p text:style-name="P17"/>
      <text:p text:style-name="P17"><text:soft-page-break/>Non-authoritative answer:</text:p>
      <text:p text:style-name="P17">224.166.102.103.in-addr.arpa<text:tab/>name = text-lb.eqsin.wikimedia.org.</text:p>
      <text:p text:style-name="P17"/>
      <text:p text:style-name="P17">Authoritative answers can be found from:</text:p>
      <text:p text:style-name="P17">166.102.103.in-addr.arpa<text:tab/>nameserver = ns2.wikimedia.org.</text:p>
      <text:p text:style-name="P17">166.102.103.in-addr.arpa<text:tab/>nameserver = ns1.wikimedia.org.</text:p>
      <text:p text:style-name="P17">166.102.103.in-addr.arpa<text:tab/>nameserver = ns0.wikimedia.org.</text:p>
      <text:p text:style-name="P17">ns0.wikimedia.org<text:tab/>internet address = 208.80.154.238</text:p>
      <text:p text:style-name="P17">ns1.wikimedia.org<text:tab/>internet address = 208.80.153.231</text:p>
      <text:p text:style-name="P17">ns2.wikimedia.org<text:tab/>internet address = 91.198.174.239</text:p>
      <text:p text:style-name="P17"/>
      <text:p text:style-name="P17"/>
      <text:p text:style-name="P17"/>
      <text:p text:style-name="P17"/>
      <text:p text:style-name="P17"/>
      <text:p text:style-name="P30">india.gov.in</text:p>
      <text:p text:style-name="P17"/>
      <text:p text:style-name="P17">$ nslookup india.gov.in</text:p>
      <text:p text:style-name="P17">Server:<text:tab/><text:tab/>127.0.1.1</text:p>
      <text:p text:style-name="P17">Address:<text:tab/>127.0.1.1#53</text:p>
      <text:p text:style-name="P17"/>
      <text:p text:style-name="P17">Non-authoritative answer:</text:p>
      <text:p text:style-name="P17">Name:<text:tab/>india.gov.in</text:p>
      <text:p text:style-name="P17">Address: 164.100.61.151</text:p>
      <text:p text:style-name="P17"/>
      <text:p text:style-name="P17"/>
      <text:p text:style-name="P17">$ nslookup 164.100.61.151</text:p>
      <text:p text:style-name="P17">Server:<text:tab/><text:tab/>127.0.1.1</text:p>
      <text:p text:style-name="P17">Address:<text:tab/>127.0.1.1#53</text:p>
      <text:p text:style-name="P17"/>
      <text:p text:style-name="P17">** server can't find 151.61.100.164.in-addr.arpa: NXDOMAIN</text:p>
      <text:p text:style-name="P17"/>
      <text:p text:style-name="P17"/>
      <text:p text:style-name="P30">nationalgeographic.com</text:p>
      <text:p text:style-name="P17"/>
      <text:p text:style-name="P17">$ nslookup nationalgeographic.com</text:p>
      <text:p text:style-name="P17">Server:<text:tab/><text:tab/>127.0.1.1</text:p>
      <text:p text:style-name="P17">Address:<text:tab/>127.0.1.1#53</text:p>
      <text:p text:style-name="P17"/>
      <text:p text:style-name="P17">Non-authoritative answer:</text:p>
      <text:p text:style-name="P17">Name:<text:tab/>nationalgeographic.com</text:p>
      <text:p text:style-name="P17">Address: 23.57.112.227</text:p>
      <text:p text:style-name="P17"/>
      <text:p text:style-name="P17"/>
      <text:p text:style-name="P17">$ nslookup 23.57.112.227</text:p>
      <text:p text:style-name="P17">Server:<text:tab/><text:tab/>127.0.1.1</text:p>
      <text:p text:style-name="P17">Address:<text:tab/>127.0.1.1#53</text:p>
      <text:p text:style-name="P17"/>
      <text:p text:style-name="P17">Non-authoritative answer:</text:p>
      <text:p text:style-name="P17">227.112.57.23.in-addr.arpa<text:tab/>name = a23-57-112-227.deploy.static.akamaitechnologies.com.</text:p>
      <text:p text:style-name="P17"/>
      <text:p text:style-name="P17">Authoritative answers can be found from:</text:p>
      <text:p text:style-name="P17"><text:soft-page-break/></text:p>
      <text:p text:style-name="P17"/>
      <text:p text:style-name="P31">nkn.gov.in</text:p>
      <text:p text:style-name="P18"/>
      <text:p text:style-name="P18">$ nslookup nkn.gov.in</text:p>
      <text:p text:style-name="P18">Server:<text:tab/><text:tab/>127.0.1.1</text:p>
      <text:p text:style-name="P18">Address:<text:tab/>127.0.1.1#53</text:p>
      <text:p text:style-name="P18"/>
      <text:p text:style-name="P18">Non-authoritative answer:</text:p>
      <text:p text:style-name="P18">Name:<text:tab/>nkn.gov.in</text:p>
      <text:p text:style-name="P18">Address: 180.149.57.82</text:p>
      <text:p text:style-name="P18"/>
      <text:p text:style-name="P18"/>
      <text:p text:style-name="P18">$ nslookup 180.149.57.82</text:p>
      <text:p text:style-name="P18">Server:<text:tab/><text:tab/>127.0.1.1</text:p>
      <text:p text:style-name="P18">Address:<text:tab/>127.0.1.1#53</text:p>
      <text:p text:style-name="P18"/>
      <text:p text:style-name="P18">** server can't find 82.57.149.180.in-addr.arpa: NXDOMAIN</text:p>
      <text:p text:style-name="P18"/>
      <text:p text:style-name="P18"/>
      <text:p text:style-name="P31">irctc.co.in</text:p>
      <text:p text:style-name="P18"/>
      <text:p text:style-name="P18">$ nslookup irctc.co.in</text:p>
      <text:p text:style-name="P18">Server:<text:tab/><text:tab/>127.0.1.1</text:p>
      <text:p text:style-name="P18">Address:<text:tab/>127.0.1.1#53</text:p>
      <text:p text:style-name="P18"/>
      <text:p text:style-name="P18">Non-authoritative answer:</text:p>
      <text:p text:style-name="P18">Name:<text:tab/>irctc.co.in</text:p>
      <text:p text:style-name="P18">Address: 103.252.142.18</text:p>
      <text:p text:style-name="P18">Name:<text:tab/>irctc.co.in</text:p>
      <text:p text:style-name="P18">Address: 103.252.142.19</text:p>
      <text:p text:style-name="P18">Name:<text:tab/>irctc.co.in</text:p>
      <text:p text:style-name="P18">Address: 103.252.142.21</text:p>
      <text:p text:style-name="P18"/>
      <text:p text:style-name="P18">$ nslookup 103.252.142.18</text:p>
      <text:p text:style-name="P18">Server:<text:tab/><text:tab/>127.0.1.1</text:p>
      <text:p text:style-name="P18">Address:<text:tab/>127.0.1.1#53</text:p>
      <text:p text:style-name="P18"/>
      <text:p text:style-name="P18">** server can't find 18.142.252.103.in-addr.arpa: NXDOMAIN</text:p>
      <text:p text:style-name="P18"/>
      <text:p text:style-name="P18"/>
      <text:p text:style-name="P19">4. <text:span text:style-name="T5">NetStat</text:span></text:p>
      <text:p text:style-name="P19"/>
      <text:p text:style-name="P19">Netstat command displays various network related information such as network connections, routing tables, interface statistics, masquerade connections, multicast memberships etc</text:p>
      <text:p text:style-name="P19"/>
      <text:p text:style-name="P19"><text:span text:style-name="T4">Options</text:span>:</text:p>
      <text:p text:style-name="P19"/>
      <text:p text:style-name="P19">netstat -a: to show both listening and non listening sockets</text:p>
      <text:p text:style-name="P19">netstat -at: show all TCP ports</text:p>
      <text:p text:style-name="P19">netstat -l: show all listening ports</text:p>
      <text:p text:style-name="P19"/>
      <text:p text:style-name="P19"><text:soft-page-break/><text:span text:style-name="T4">Results</text:span>:</text:p>
      <text:p text:style-name="P19"/>
      <text:p text:style-name="P32">netstat -a</text:p>
      <text:p text:style-name="P19"/>
      <text:p text:style-name="P19">servers and established)</text:p>
      <text:p text:style-name="P19">Proto Recv-Q Send-Q Local Address <text:s text:c="10"/>Foreign Address <text:s text:c="8"/>State <text:s text:c="5"/></text:p>
      <text:p text:style-name="P19">tcp <text:s text:c="7"/>0 <text:s text:c="5"/>0 oem-HP-Laptop-15:domain *:* <text:s text:c="20"/>LISTEN <text:s text:c="4"/></text:p>
      <text:p text:style-name="P19">tcp <text:s text:c="7"/>0 <text:s text:c="5"/>0 localhost:ipp <text:s text:c="10"/>*:* <text:s text:c="20"/>LISTEN <text:s text:c="4"/></text:p>
      <text:p text:style-name="P19">tcp <text:s text:c="7"/>0 <text:s text:c="5"/>0 172.21.13.185:58142 <text:s text:c="4"/>bom07s20-in-f14.1:https ESTABLISHED</text:p>
      <text:p text:style-name="P19">tcp <text:s text:c="7"/>0 <text:s text:c="5"/>0 172.21.13.185:56902 <text:s text:c="4"/>bom07s11-in-f3.1e:https ESTABLISHED</text:p>
      <text:p text:style-name="P19">tcp <text:s text:c="7"/>0 <text:s text:c="5"/>0 172.21.13.185:52618 <text:s text:c="4"/>bom05s09-in-f10.1:https ESTABLISHED</text:p>
      <text:p text:style-name="P19">tcp <text:s text:c="7"/>0 <text:s text:c="5"/>0 172.21.13.185:49342 <text:s text:c="4"/>bom12s03-in-f14.1:https ESTABLISHED</text:p>
      <text:p text:style-name="P19">tcp <text:s text:c="7"/>0 <text:s text:c="5"/>0 172.21.13.185:58340 <text:s text:c="4"/>ec2-54-191-252-15:https ESTABLISHED</text:p>
      <text:p text:style-name="P19">tcp <text:s text:c="7"/>0 <text:s text:c="5"/>0 172.21.13.185:59826 <text:s text:c="4"/>42-106-162-208.li:https ESTABLISHED</text:p>
      <text:p text:style-name="P19">tcp <text:s text:c="7"/>0 <text:s text:c="5"/>0 172.21.13.185:39460 <text:s text:c="4"/>bom05s12-in-f10.1:https ESTABLISHED</text:p>
      <text:p text:style-name="P19">tcp <text:s text:c="7"/>0 <text:s text:c="5"/>0 172.21.13.185:55636 <text:s text:c="4"/>s.w.org:https <text:s text:c="10"/>ESTABLISHED</text:p>
      <text:p text:style-name="P19">tcp <text:s text:c="7"/>0 <text:s text:c="5"/>0 172.21.13.185:35252 <text:s text:c="4"/>bom07s15-in-f14.1:https ESTABLISHED</text:p>
      <text:p text:style-name="P19">tcp <text:s text:c="7"/>0 <text:s text:c="5"/>0 172.21.13.185:48944 <text:s text:c="4"/>bom05s15-in-f2.1e:https ESTABLISHED</text:p>
      <text:p text:style-name="P19">tcp <text:s text:c="7"/>0 <text:s text:c="5"/>0 172.21.13.185:47472 <text:s text:c="4"/>216.239.38.117:https <text:s text:c="3"/>ESTABLISHED</text:p>
      <text:p text:style-name="P19">tcp <text:s text:c="7"/>0 <text:s text:c="5"/>0 172.21.13.185:40948 <text:s text:c="4"/>216.239.36.117:https <text:s text:c="3"/>ESTABLISHED</text:p>
      <text:p text:style-name="P19">tcp <text:s text:c="7"/>0 <text:s text:c="5"/>0 172.21.13.185:58160 <text:s text:c="4"/>104.17.65.4:https <text:s text:c="6"/>ESTABLISHED</text:p>
      <text:p text:style-name="P19">tcp <text:s text:c="7"/>0 <text:s text:c="5"/>0 172.21.13.185:40164 <text:s text:c="4"/>172.217.194.155:https <text:s text:c="2"/>ESTABLISHED</text:p>
      <text:p text:style-name="P19">tcp <text:s text:c="7"/>0 <text:s text:c="5"/>0 172.21.13.185:36190 <text:s text:c="4"/>bom12s05-in-f14.1:https ESTABLISHED</text:p>
      <text:p text:style-name="P19">tcp <text:s text:c="7"/>0 <text:s text:c="5"/>0 172.21.13.185:52480 <text:s text:c="4"/>sc-in-f189.1e100.:https ESTABLISHED</text:p>
      <text:p text:style-name="P19">tcp <text:s text:c="7"/>0 <text:s text:c="5"/>0 172.21.13.185:56884 <text:s text:c="4"/>bom07s11-in-f3.1e:https ESTABLISHED</text:p>
      <text:p text:style-name="P19">tcp <text:s text:c="7"/>0 <text:s text:c="5"/>0 172.21.13.185:54726 <text:s text:c="4"/>bom07s11-in-f8.1e:https ESTABLISHED</text:p>
      <text:p text:style-name="P19">tcp6 <text:s text:c="6"/>0 <text:s text:c="5"/>0 ip6-localhost:ipp <text:s text:c="6"/>[::]:* <text:s text:c="17"/>LISTEN <text:s text:c="4"/></text:p>
      <text:p text:style-name="P19">udp <text:s text:c="7"/>0 <text:s text:c="5"/>0 *:56674 <text:s text:c="16"/>*:* <text:s text:c="31"/></text:p>
      <text:p text:style-name="P19">udp <text:s text:c="7"/>0 <text:s text:c="5"/>0 oem-HP-Laptop-15:domain *:* <text:s text:c="31"/></text:p>
      <text:p text:style-name="P19">udp <text:s text:c="7"/>0 <text:s text:c="5"/>0 *:bootpc <text:s text:c="15"/>*:* <text:s text:c="31"/></text:p>
      <text:p text:style-name="P19">udp <text:s text:c="7"/>0 <text:s text:c="5"/>0 *:ipp <text:s text:c="18"/>*:* <text:s text:c="31"/></text:p>
      <text:p text:style-name="P19"><text:soft-page-break/>udp <text:s text:c="7"/>0 <text:s text:c="5"/>0 *:54139 <text:s text:c="16"/>*:* <text:s text:c="31"/></text:p>
      <text:p text:style-name="P19">udp <text:s text:c="7"/>0 <text:s text:c="5"/>0 *:mdns <text:s text:c="17"/>*:* <text:s text:c="31"/></text:p>
      <text:p text:style-name="P19">udp6 <text:s text:c="6"/>0 <text:s text:c="5"/>0 [::]:60392 <text:s text:c="13"/>[::]:* <text:s text:c="28"/></text:p>
      <text:p text:style-name="P19">udp6 <text:s text:c="6"/>0 <text:s text:c="5"/>0 [::]:mdns <text:s text:c="14"/>[::]:* <text:s text:c="28"/></text:p>
      <text:p text:style-name="P19">raw6 <text:s text:c="6"/>0 <text:s text:c="5"/>0 [::]:ipv6-icmp <text:s text:c="9"/>[::]:* <text:s text:c="17"/>7 <text:s text:c="3"/></text:p>
      <text:p text:style-name="P19"/>
      <text:p text:style-name="P19"/>
      <text:p text:style-name="P32">netstat -at</text:p>
      <text:p text:style-name="P19"/>
      <text:p text:style-name="P19">$ netstat -at</text:p>
      <text:p text:style-name="P19">Active Internet connections (servers and established)</text:p>
      <text:p text:style-name="P19">Proto Recv-Q Send-Q Local Address <text:s text:c="10"/>Foreign Address <text:s text:c="8"/>State <text:s text:c="5"/></text:p>
      <text:p text:style-name="P19">tcp <text:s text:c="7"/>0 <text:s text:c="5"/>0 oem-HP-Laptop-15:domain *:* <text:s text:c="20"/>LISTEN <text:s text:c="4"/></text:p>
      <text:p text:style-name="P19">tcp <text:s text:c="7"/>0 <text:s text:c="5"/>0 localhost:ipp <text:s text:c="10"/>*:* <text:s text:c="20"/>LISTEN <text:s text:c="4"/></text:p>
      <text:p text:style-name="P19">tcp <text:s text:c="7"/>0 <text:s text:c="5"/>0 172.21.13.185:58142 <text:s text:c="4"/>bom07s20-in-f14.1:https TIME_WAIT <text:s/></text:p>
      <text:p text:style-name="P19">tcp <text:s text:c="7"/>0 <text:s text:c="5"/>0 172.21.13.185:59206 <text:s text:c="4"/>ec2-35-164-149-19:https ESTABLISHED</text:p>
      <text:p text:style-name="P19">tcp <text:s text:c="7"/>0 <text:s text:c="5"/>0 172.21.13.185:57824 <text:s text:c="4"/>filter67.adblockp:https TIME_WAIT <text:s/></text:p>
      <text:p text:style-name="P19">tcp <text:s text:c="7"/>0 <text:s text:c="5"/>0 172.21.13.185:56902 <text:s text:c="4"/>bom07s11-in-f3.1e:https TIME_WAIT <text:s/></text:p>
      <text:p text:style-name="P19">tcp <text:s text:c="7"/>0 <text:s text:c="5"/>0 172.21.13.185:52618 <text:s text:c="4"/>bom05s09-in-f10.1:https TIME_WAIT <text:s/></text:p>
      <text:p text:style-name="P19">tcp <text:s text:c="7"/>0 <text:s text:c="5"/>0 172.21.13.185:49342 <text:s text:c="4"/>bom12s03-in-f14.1:https TIME_WAIT <text:s/></text:p>
      <text:p text:style-name="P19">tcp <text:s text:c="7"/>0 <text:s text:c="5"/>0 172.21.13.185:58340 <text:s text:c="4"/>ec2-54-191-252-15:https ESTABLISHED</text:p>
      <text:p text:style-name="P19">tcp <text:s text:c="7"/>0 <text:s text:c="5"/>0 172.21.13.185:39460 <text:s text:c="4"/>bom05s12-in-f10.1:https TIME_WAIT <text:s/></text:p>
      <text:p text:style-name="P19">tcp <text:s text:c="7"/>0 <text:s text:c="5"/>0 172.21.13.185:55636 <text:s text:c="4"/>s.w.org:https <text:s text:c="10"/>TIME_WAIT <text:s/></text:p>
      <text:p text:style-name="P19">tcp <text:s text:c="7"/>0 <text:s text:c="5"/>0 172.21.13.185:35252 <text:s text:c="4"/>bom07s15-in-f14.1:https ESTABLISHED</text:p>
      <text:p text:style-name="P19">tcp <text:s text:c="7"/>0 <text:s text:c="5"/>0 172.21.13.185:48944 <text:s text:c="4"/>bom05s15-in-f2.1e:https TIME_WAIT <text:s/></text:p>
      <text:p text:style-name="P19">tcp <text:s text:c="7"/>0 <text:s text:c="5"/>0 172.21.13.185:47472 <text:s text:c="4"/>216.239.38.117:https <text:s text:c="3"/>TIME_WAIT <text:s/></text:p>
      <text:p text:style-name="P19">tcp <text:s text:c="7"/>0 <text:s text:c="5"/>0 172.21.13.185:40948 <text:s text:c="4"/>216.239.36.117:https <text:s text:c="3"/>TIME_WAIT <text:s/></text:p>
      <text:p text:style-name="P19">tcp <text:s text:c="7"/>0 <text:s text:c="5"/>0 172.21.13.185:58160 <text:s text:c="4"/>104.17.65.4:https <text:s text:c="6"/>TIME_WAIT <text:s/></text:p>
      <text:p text:style-name="P19">tcp <text:s text:c="7"/>0 <text:s text:c="5"/>0 172.21.13.185:40164 <text:s text:c="4"/>172.217.194.155:https <text:s text:c="2"/>TIME_WAIT <text:s/></text:p>
      <text:p text:style-name="P19">tcp <text:s text:c="7"/>0 <text:s text:c="5"/>0 172.21.13.185:36190 <text:s text:c="4"/>hkg12s10-in-f46.1:https TIME_WAIT <text:s/></text:p>
      <text:p text:style-name="P19">tcp <text:s text:c="7"/>0 <text:s text:c="5"/>0 172.21.13.185:52480 <text:s text:c="4"/>sc-in-f189.1e100.:https ESTABLISHED</text:p>
      <text:p text:style-name="P19">tcp <text:s text:c="7"/>0 <text:s text:c="5"/>0 172.21.13.185:56884 <text:s text:c="4"/>bom07s11-in-<text:soft-page-break/>f3.1e:https ESTABLISHED</text:p>
      <text:p text:style-name="P19">tcp <text:s text:c="7"/>0 <text:s text:c="5"/>0 172.21.13.185:54726 <text:s text:c="4"/>bom07s11-in-f8.1e:https TIME_WAIT <text:s/></text:p>
      <text:p text:style-name="P19">tcp6 <text:s text:c="6"/>0 <text:s text:c="5"/>0 ip6-localhost:ipp <text:s text:c="6"/>[::]:* <text:s text:c="17"/>LISTEN <text:s text:c="4"/></text:p>
      <text:p text:style-name="P19"/>
      <text:p text:style-name="P19"/>
      <text:p text:style-name="P32">netstat -l</text:p>
      <text:p text:style-name="P19"/>
      <text:p text:style-name="P19">$ netstat -l</text:p>
      <text:p text:style-name="P19">Active Internet connections (only servers)</text:p>
      <text:p text:style-name="P19">Proto Recv-Q Send-Q Local Address <text:s text:c="10"/>Foreign Address <text:s text:c="8"/>State <text:s text:c="5"/></text:p>
      <text:p text:style-name="P19">tcp <text:s text:c="7"/>0 <text:s text:c="5"/>0 oem-HP-Laptop-15:domain *:* <text:s text:c="20"/>LISTEN <text:s text:c="4"/></text:p>
      <text:p text:style-name="P19">tcp <text:s text:c="7"/>0 <text:s text:c="5"/>0 localhost:ipp <text:s text:c="10"/>*:* <text:s text:c="20"/>LISTEN <text:s text:c="4"/></text:p>
      <text:p text:style-name="P19">tcp6 <text:s text:c="6"/>0 <text:s text:c="5"/>0 ip6-localhost:ipp <text:s text:c="6"/>[::]:* <text:s text:c="17"/>LISTEN <text:s text:c="4"/></text:p>
      <text:p text:style-name="P19">udp <text:s text:c="7"/>0 <text:s text:c="5"/>0 *:56674 <text:s text:c="16"/>*:* <text:s text:c="31"/></text:p>
      <text:p text:style-name="P19">udp <text:s text:c="7"/>0 <text:s text:c="5"/>0 oem-HP-Laptop-15:domain *:* <text:s text:c="31"/></text:p>
      <text:p text:style-name="P19">udp <text:s text:c="7"/>0 <text:s text:c="5"/>0 *:bootpc <text:s text:c="15"/>*:* <text:s text:c="31"/></text:p>
      <text:p text:style-name="P19">udp <text:s text:c="7"/>0 <text:s text:c="5"/>0 *:ipp <text:s text:c="18"/>*:* <text:s text:c="31"/></text:p>
      <text:p text:style-name="P19">udp <text:s text:c="7"/>0 <text:s text:c="5"/>0 *:54139 <text:s text:c="16"/>*:* <text:s text:c="31"/></text:p>
      <text:p text:style-name="P19">udp <text:s text:c="7"/>0 <text:s text:c="5"/>0 *:mdns <text:s text:c="17"/>*:* <text:s text:c="31"/></text:p>
      <text:p text:style-name="P19">udp6 <text:s text:c="6"/>0 <text:s text:c="5"/>0 [::]:60392 <text:s text:c="13"/>[::]:* <text:s text:c="28"/></text:p>
      <text:p text:style-name="P19">udp6 <text:s text:c="6"/>0 <text:s text:c="5"/>0 [::]:mdns <text:s text:c="14"/>[::]:* <text:s text:c="28"/></text:p>
      <text:p text:style-name="P19">raw6 <text:s text:c="6"/>0 <text:s text:c="5"/>0 [::]:ipv6-icmp <text:s text:c="9"/>[::]:* <text:s text:c="17"/>7 <text:s text:c="9"/></text:p>
      <text:p text:style-name="P19">Active UNIX domain sockets (only servers)</text:p>
      <text:p text:style-name="P19">Proto RefCnt Flags <text:s text:c="6"/>Type <text:s text:c="6"/>State <text:s text:c="8"/>I-Node <text:s text:c="2"/>Path</text:p>
      <text:p text:style-name="P19">unix <text:s/>2 <text:s text:c="5"/>[ ACC ] <text:s text:c="4"/>STREAM <text:s text:c="4"/>LISTENING <text:s text:c="4"/>27951 <text:s text:c="3"/>@/tmp/.ICE-unix/1377</text:p>
      <text:p text:style-name="P19">unix <text:s/>2 <text:s text:c="5"/>[ ACC ] <text:s text:c="4"/>STREAM <text:s text:c="4"/>LISTENING <text:s text:c="4"/>27255 <text:s text:c="3"/>/run/user/29999/systemd/private</text:p>
      <text:p text:style-name="P19">unix <text:s/>2 <text:s text:c="5"/>[ ACC ] <text:s text:c="4"/>SEQPACKET <text:s/>LISTENING <text:s text:c="4"/>830 <text:s text:c="5"/>/run/udev/control</text:p>
      <text:p text:style-name="P19">unix <text:s/>2 <text:s text:c="5"/>[ ACC ] <text:s text:c="4"/>STREAM <text:s text:c="4"/>LISTENING <text:s text:c="4"/>62285 <text:s text:c="3"/>/tmp/OSL_PIPE_29999_SingleOfficeIPC_87df742180bdb25e96ca1a9e595f1e3</text:p>
      <text:p text:style-name="P19">unix <text:s/>2 <text:s text:c="5"/>[ ACC ] <text:s text:c="4"/>STREAM <text:s text:c="4"/>LISTENING <text:s text:c="4"/>27330 <text:s text:c="3"/>/run/user/29999/keyring/control</text:p>
      <text:p text:style-name="P19">unix <text:s/>2 <text:s text:c="5"/>[ ACC ] <text:s text:c="4"/>STREAM <text:s text:c="4"/>LISTENING <text:s text:c="4"/>27331 <text:s text:c="3"/>/run/user/29999/keyring/ssh</text:p>
      <text:p text:style-name="P19">unix <text:s/>2 <text:s text:c="5"/>[ ACC ] <text:s text:c="4"/>STREAM <text:s text:c="4"/>LISTENING <text:s text:c="4"/>27334 <text:s text:c="3"/>/run/user/29999/keyring/pkcs11</text:p>
      <text:p text:style-name="P19">unix <text:s/>2 <text:s text:c="5"/>[ ACC ] <text:s text:c="4"/>STREAM <text:s text:c="4"/>LISTENING <text:s text:c="4"/>27877 <text:s text:c="3"/>/run/user/29999/pulse/native</text:p>
      <text:p text:style-name="P19">unix <text:s/>2 <text:s text:c="5"/>[ ACC ] <text:s text:c="4"/>STREAM <text:s text:c="4"/>LISTENING <text:s text:c="4"/>26227 <text:s text:c="3"/>@/tmp/.X11-unix/X0</text:p>
      <text:p text:style-name="P19">unix <text:s/>2 <text:s text:c="5"/>[ ACC ] <text:s text:c="4"/>STREAM <text:s text:c="4"/>LISTENING <text:s text:c="4"/>25559 <text:s text:c="3"/>@/tmp/dbus-hKxms2HyCV</text:p>
      <text:p text:style-name="P19">unix <text:s/>2 <text:s text:c="5"/>[ ACC ] <text:s text:c="4"/>STREAM <text:s text:c="4"/>LISTENING <text:s text:c="4"/>27952 <text:s text:c="3"/><text:soft-page-break/>/tmp/.ICE-unix/1377</text:p>
      <text:p text:style-name="P19">unix <text:s/>2 <text:s text:c="5"/>[ ACC ] <text:s text:c="4"/>STREAM <text:s text:c="4"/>LISTENING <text:s text:c="4"/>26344 <text:s text:c="3"/>@/tmp/ibus/dbus-AXyPtPyt</text:p>
      <text:p text:style-name="P19">unix <text:s/>2 <text:s text:c="5"/>[ ACC ] <text:s text:c="4"/>STREAM <text:s text:c="4"/>LISTENING <text:s text:c="4"/>821 <text:s text:c="5"/>/run/systemd/private</text:p>
      <text:p text:style-name="P19">unix <text:s/>2 <text:s text:c="5"/>[ ACC ] <text:s text:c="4"/>STREAM <text:s text:c="4"/>LISTENING <text:s text:c="4"/>826 <text:s text:c="5"/>/run/lvm/lvmpolld.socket</text:p>
      <text:p text:style-name="P19">unix <text:s/>2 <text:s text:c="5"/>[ ACC ] <text:s text:c="4"/>STREAM <text:s text:c="4"/>LISTENING <text:s text:c="4"/>832 <text:s text:c="5"/>/run/systemd/journal/stdout</text:p>
      <text:p text:style-name="P19">unix <text:s/>2 <text:s text:c="5"/>[ ACC ] <text:s text:c="4"/>STREAM <text:s text:c="4"/>LISTENING <text:s text:c="4"/>874 <text:s text:c="5"/>/run/lvm/lvmetad.socket</text:p>
      <text:p text:style-name="P19">unix <text:s/>2 <text:s text:c="5"/>[ ACC ] <text:s text:c="4"/>STREAM <text:s text:c="4"/>LISTENING <text:s text:c="4"/>889 <text:s text:c="5"/>/run/systemd/fsck.progress</text:p>
      <text:p text:style-name="P19">unix <text:s/>2 <text:s text:c="5"/>[ ACC ] <text:s text:c="4"/>STREAM <text:s text:c="4"/>LISTENING <text:s text:c="4"/>25602 <text:s text:c="3"/>/var/run/avahi-daemon/socket</text:p>
      <text:p text:style-name="P19">unix <text:s/>2 <text:s text:c="5"/>[ ACC ] <text:s text:c="4"/>STREAM <text:s text:c="4"/>LISTENING <text:s text:c="4"/>25603 <text:s text:c="3"/>/var/run/dbus/system_bus_socket</text:p>
      <text:p text:style-name="P19">unix <text:s/>2 <text:s text:c="5"/>[ ACC ] <text:s text:c="4"/>STREAM <text:s text:c="4"/>LISTENING <text:s text:c="4"/>25604 <text:s text:c="3"/>/run/acpid.socket</text:p>
      <text:p text:style-name="P19">unix <text:s/>2 <text:s text:c="5"/>[ ACC ] <text:s text:c="4"/>STREAM <text:s text:c="4"/>LISTENING <text:s text:c="4"/>25605 <text:s text:c="3"/>/run/uuidd/request</text:p>
      <text:p text:style-name="P19">unix <text:s/>2 <text:s text:c="5"/>[ ACC ] <text:s text:c="4"/>STREAM <text:s text:c="4"/>LISTENING <text:s text:c="4"/>25606 <text:s text:c="3"/>/run/snapd.socket</text:p>
      <text:p text:style-name="P19">unix <text:s/>2 <text:s text:c="5"/>[ ACC ] <text:s text:c="4"/>STREAM <text:s text:c="4"/>LISTENING <text:s text:c="4"/>25607 <text:s text:c="3"/>/run/snapd-snap.socket</text:p>
      <text:p text:style-name="P19">unix <text:s/>2 <text:s text:c="5"/>[ ACC ] <text:s text:c="4"/>STREAM <text:s text:c="4"/>LISTENING <text:s text:c="4"/>24620 <text:s text:c="3"/>/var/run/cups/cups.sock</text:p>
      <text:p text:style-name="P19">unix <text:s/>2 <text:s text:c="5"/>[ ACC ] <text:s text:c="4"/>STREAM <text:s text:c="4"/>LISTENING <text:s text:c="4"/>27419 <text:s text:c="3"/>@/tmp/dbus-Df4JnpowGk</text:p>
      <text:p text:style-name="P19">unix <text:s/>2 <text:s text:c="5"/>[ ACC ] <text:s text:c="4"/>STREAM <text:s text:c="4"/>LISTENING <text:s text:c="4"/>27760 <text:s text:c="3"/>/var/run/NetworkManager/private-dhcp</text:p>
      <text:p text:style-name="P19">unix <text:s/>2 <text:s text:c="5"/>[ ACC ] <text:s text:c="4"/>STREAM <text:s text:c="4"/>LISTENING <text:s text:c="4"/>28703 <text:s text:c="3"/>/home/oem/.gnupg/S.gpg-agent</text:p>
      <text:p text:style-name="P19">unix <text:s/>2 <text:s text:c="5"/>[ ACC ] <text:s text:c="4"/>STREAM <text:s text:c="4"/>LISTENING <text:s text:c="4"/>26228 <text:s text:c="3"/>/tmp/.X11-unix/X0</text:p>
      <text:p text:style-name="P19">unix <text:s/>2 <text:s text:c="5"/>[ ACC ] <text:s text:c="4"/>STREAM <text:s text:c="4"/>LISTENING <text:s text:c="4"/>25546 <text:s text:c="3"/>@/com/ubuntu/upstart-session/29999/1125</text:p>
      <text:p text:style-name="P19"/>
      <text:p text:style-name="P19"/>
      <text:p text:style-name="P19">5. <text:span text:style-name="T5">ifconfig</text:span></text:p>
      <text:p text:style-name="P19"/>
      <text:p text:style-name="P3"><text:span text:style-name="Strong_20_Emphasis"><text:span text:style-name="T3">ifconfig</text:span></text:span><text:span text:style-name="T2">(interface configuration) command is used to configure the kernel-resident network interfaces. It is used at the boot time to set up the interfaces as necessary.</text:span></text:p>
      <text:p text:style-name="P19"/>
      <text:p text:style-name="P19">Options:</text:p>
      <text:p text:style-name="P19"/>
      <text:p text:style-name="P19">ifconfig -a: display all interfaces, even if they are down</text:p>
      <text:p text:style-name="P19">ifconfig -s: display a short list, instead of details</text:p>
      <text:p text:style-name="P20"/>
      <text:p text:style-name="P19">Results:</text:p>
      <text:p text:style-name="P19"/>
      <text:p text:style-name="P19">ifconfig</text:p>
      <text:p text:style-name="P19"><text:soft-page-break/></text:p>
      <text:p text:style-name="P19">$ ifconfig</text:p>
      <text:p text:style-name="P19">eno1 <text:s text:c="5"/>Link encap:Ethernet <text:s/>HWaddr 18:60:24:11:5f:de <text:s/></text:p>
      <text:p text:style-name="P19"><text:s text:c="10"/>UP BROADCAST MULTICAST <text:s/>MTU:1500 <text:s/>Metric:1</text:p>
      <text:p text:style-name="P19"><text:s text:c="10"/>RX packets:0 errors:0 dropped:0 overruns:0 frame:0</text:p>
      <text:p text:style-name="P19"><text:s text:c="10"/>TX packets:0 errors:0 dropped:0 overruns:0 carrier:0</text:p>
      <text:p text:style-name="P19"><text:s text:c="10"/>collisions:0 txqueuelen:1000 </text:p>
      <text:p text:style-name="P19"><text:s text:c="10"/>RX bytes:0 (0.0 B) <text:s/>TX bytes:0 (0.0 B)</text:p>
      <text:p text:style-name="P19"/>
      <text:p text:style-name="P19">lo <text:s text:c="7"/>Link encap:Local Loopback <text:s/></text:p>
      <text:p text:style-name="P19"><text:s text:c="10"/>inet addr:127.0.0.1 <text:s/>Mask:255.0.0.0</text:p>
      <text:p text:style-name="P19"><text:s text:c="10"/>inet6 addr: ::1/128 Scope:Host</text:p>
      <text:p text:style-name="P19"><text:s text:c="10"/>UP LOOPBACK RUNNING <text:s/>MTU:65536 <text:s/>Metric:1</text:p>
      <text:p text:style-name="P19"><text:s text:c="10"/>RX packets:5855 errors:0 dropped:0 overruns:0 frame:0</text:p>
      <text:p text:style-name="P19"><text:s text:c="10"/>TX packets:5855 errors:0 dropped:0 overruns:0 carrier:0</text:p>
      <text:p text:style-name="P19"><text:s text:c="10"/>collisions:0 txqueuelen:1000 </text:p>
      <text:p text:style-name="P19"><text:s text:c="10"/>RX bytes:932380 (932.3 KB) <text:s/>TX bytes:932380 (932.3 KB)</text:p>
      <text:p text:style-name="P19"/>
      <text:p text:style-name="P19">wlo1 <text:s text:c="5"/>Link encap:Ethernet <text:s/>HWaddr a0:af:bd:f4:64:24 <text:s/></text:p>
      <text:p text:style-name="P19"><text:s text:c="10"/>inet addr:172.21.13.185 <text:s/>Bcast:172.21.15.255 <text:s/>Mask:255.255.252.0</text:p>
      <text:p text:style-name="P19"><text:s text:c="10"/>inet6 addr: fe80::c1e5:4a64:be1a:2dd7/64 Scope:Link</text:p>
      <text:p text:style-name="P19"><text:s text:c="10"/>UP BROADCAST RUNNING MULTICAST <text:s/>MTU:1500 <text:s/>Metric:1</text:p>
      <text:p text:style-name="P19"><text:s text:c="10"/>RX packets:46111 errors:0 dropped:0 overruns:0 frame:0</text:p>
      <text:p text:style-name="P19"><text:s text:c="10"/>TX packets:30557 errors:0 dropped:0 overruns:0 carrier:0</text:p>
      <text:p text:style-name="P19"><text:s text:c="10"/>collisions:0 txqueuelen:1000 </text:p>
      <text:p text:style-name="P19"><text:s text:c="10"/>RX bytes:43579006 (43.5 MB) <text:s/>TX bytes:4442845 (4.4 MB)</text:p>
      <text:p text:style-name="P19"/>
      <text:p text:style-name="P19"/>
      <text:p text:style-name="P19">$ ifconfig -s</text:p>
      <text:p text:style-name="P19">Iface <text:s text:c="2"/>MTU Met <text:s text:c="2"/>RX-OK RX-ERR RX-DRP RX-OVR <text:s text:c="3"/>TX-OK TX-ERR TX-DRP TX-OVR Flg</text:p>
      <text:p text:style-name="P19">eno1 <text:s text:c="6"/>1500 0 <text:s text:c="8"/>0 <text:s text:c="5"/>0 <text:s text:c="5"/>0 0 <text:s text:c="12"/>0 <text:s text:c="5"/>0 <text:s text:c="5"/>0 <text:s text:c="5"/>0 BMU</text:p>
      <text:p text:style-name="P19">lo <text:s text:c="7"/>65536 0 <text:s text:c="5"/>6049 <text:s text:c="5"/>0 <text:s text:c="5"/>0 0 <text:s text:c="9"/>6049 <text:s text:c="5"/>0 <text:s text:c="5"/>0 <text:s text:c="5"/>0 LRU</text:p>
      <text:p text:style-name="P19">wlo1 <text:s text:c="6"/>1500 0 <text:s text:c="4"/>47165 <text:s text:c="5"/>0 <text:s text:c="5"/>0 0 <text:s text:c="8"/>31318 <text:s text:c="5"/>0 <text:s text:c="5"/>0 <text:s text:c="5"/>0 BMRU</text:p>
      <text:p text:style-name="P19"/>
      <text:p text:style-name="P19"/>
      <text:p text:style-name="P21">6. <text:span text:style-name="T5">Hostname</text:span></text:p>
      <text:p text:style-name="P21"/>
      <text:p text:style-name="P4"><text:span text:style-name="Emphasis"><text:span text:style-name="T2">hostname</text:span></text:span><text:span text:style-name="T2"> command in Linux is used to obtain the DNS(Domain Name System) name and set the system’s hostname or NIS(Network Information System) domain name.</text:span></text:p>
      <text:p text:style-name="P21"/>
      <text:p text:style-name="P22"><text:span text:style-name="T1">Hostname -A: </text:span>This option is used to get all FQDNs(Fully Qualified Domain Name) of the host system. </text:p>
      <text:p text:style-name="P22"><text:span text:style-name="T1">Hostname -b: </text:span>Used to always set a hostname. Default name is used if none specified. </text:p>
      <text:p text:style-name="P22"/>
      <text:p text:style-name="P21">Results:</text:p>
      <text:p text:style-name="P21"/>
      <text:p text:style-name="P21"><text:soft-page-break/>hostname:</text:p>
      <text:p text:style-name="P21"/>
      <text:p text:style-name="P21">$ hostname</text:p>
      <text:p text:style-name="P21">oem-HP-Laptop-15g-br0xx</text:p>
      <text:p text:style-name="P21"/>
      <text:p text:style-name="P21">hostname -b:</text:p>
      <text:p text:style-name="P21"/>
      <text:p text:style-name="P21">$ hostname -b</text:p>
      <text:p text:style-name="P21">oem-HP-Laptop-15g-br0xx</text:p>
      <text:p text:style-name="P21"/>
      <text:p text:style-name="P49"/>
      <text:p text:style-name="P49"/>
      <text:p text:style-name="P49">PART 1: d)</text:p>
      <text:p text:style-name="P46"/>
      <text:p text:style-name="P47">To answer why the output of traceroute has the same IP addresses initially for different targets is that packets travel from network to network. The first network that the packets travel through is common for all target websites. Then network switches cause different IP address outputs for different targets. <text:span text:style-name="T6">The first network consists of all the swithces leading up to the router of the ISP. Passing this router, packets coming from/going to different targets go to different networks</text:span></text:p>
      <text:p text:style-name="P19"/>
      <text:p text:style-name="P19"/>
      <text:p text:style-name="P19"/>
      <text:p text:style-name="P19"/>
      <text:p text:style-name="P33">PART 2: QUESTION 2:</text:p>
      <text:p text:style-name="P23"/>
      <text:p text:style-name="P23">To find the bandwidth between 2 systems, I have used the ping command. This gives the amount of data sent,and the time taken. In the test that I ran, it took <text:span text:style-name="T7">5</text:span> 56 byte packet<text:span text:style-name="T7">s, with an average time of</text:span> 0.093 ms to travel. Thus, we can calculate the bandwidth as:</text:p>
      <text:p text:style-name="P23"/>
      <text:p text:style-name="P23">(56 * 8)/(93 * 10^-6) bps = <text:span text:style-name="T8">4.8</text:span> Mb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2-17T21:54:28.451569109</dc:date>
    <meta:editing-duration>PT2H24M17S</meta:editing-duration>
    <meta:editing-cycles>17</meta:editing-cycles>
    <meta:generator>LibreOffice/5.1.6.2$Linux_X86_64 LibreOffice_project/10m0$Build-2</meta:generator>
    <meta:document-statistic meta:table-count="0" meta:image-count="0" meta:object-count="0" meta:page-count="29" meta:paragraph-count="1041" meta:word-count="5747" meta:character-count="39714" meta:non-whitespace-character-count="30598"/>
  </office:meta>
</office:document-meta>
</file>